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8" style:family="paragraph">
      <style:paragraph-properties fo:line-height="100.00%" fo:text-align="center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43" style:family="paragraph">
      <style:paragraph-properties fo:line-height="100.00%" fo:text-align="righ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64" style:family="paragraph">
      <style:paragraph-properties fo:line-height="100.00%" fo:text-align="righ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7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8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82" style:family="paragraph">
      <style:paragraph-properties fo:line-height="100.00%" fo:text-align="center"/>
    </style:style>
    <style:style style:name="P8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84" style:family="paragraph">
      <style:paragraph-properties fo:line-height="100.00%" fo:text-align="right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9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7" style:family="paragraph">
      <style:paragraph-properties fo:line-height="100.00%" fo:text-align="righ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4" style:family="paragraph">
      <style:paragraph-properties fo:line-height="100.00%" fo:text-align="right"/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30" style:family="paragraph">
      <style:paragraph-properties fo:line-height="100.00%" fo:text-align="center"/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6" style:family="paragraph">
      <style:paragraph-properties fo:line-height="100.00%" fo:text-align="center"/>
    </style:style>
    <style:style style:name="P1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42" style:family="paragraph">
      <style:paragraph-properties fo:line-height="100.00%" fo:text-align="center"/>
    </style:style>
    <style:style style:name="P14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44" style:family="paragraph">
      <style:paragraph-properties fo:line-height="100.00%" fo:text-align="right"/>
    </style:style>
    <style:style style:name="P14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50" style:family="paragraph">
      <style:paragraph-properties fo:line-height="100.00%" fo:text-align="center"/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53" style:family="paragraph">
      <style:paragraph-properties fo:line-height="100.00%" fo:text-align="center"/>
    </style:style>
    <style:style style:name="P1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61" style:family="paragraph">
      <style:paragraph-properties fo:line-height="100.00%" fo:text-align="right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67" style:family="paragraph">
      <style:paragraph-properties fo:line-height="100.00%" fo:text-align="center"/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6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0" style:family="paragraph">
      <style:paragraph-properties fo:line-height="100.00%" fo:text-align="center"/>
    </style:style>
    <style:style style:name="P1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73" style:family="paragraph">
      <style:paragraph-properties fo:line-height="100.00%" fo:text-align="center"/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7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6" style:family="paragraph">
      <style:paragraph-properties fo:line-height="100.00%" fo:text-align="center"/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79" style:family="paragraph">
      <style:paragraph-properties fo:line-height="100.00%" fo:text-align="center"/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2" style:family="paragraph">
      <style:paragraph-properties fo:line-height="100.00%" fo:text-align="center"/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8" style:family="paragraph">
      <style:paragraph-properties fo:line-height="100.00%" fo:text-align="center"/>
    </style:style>
    <style:style style:name="P1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90" style:family="paragraph">
      <style:paragraph-properties fo:line-height="100.00%" fo:text-align="right"/>
    </style:style>
    <style:style style:name="P19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2" style:family="paragraph">
      <style:paragraph-properties fo:line-height="100.00%" fo:text-align="center"/>
    </style:style>
    <style:style style:name="P19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96" style:family="paragraph">
      <style:paragraph-properties fo:line-height="100.00%" fo:text-align="center"/>
    </style:style>
    <style:style style:name="P1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99" style:family="paragraph">
      <style:paragraph-properties fo:line-height="100.00%" fo:text-align="center"/>
    </style:style>
    <style:style style:name="P20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0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02" style:family="paragraph">
      <style:paragraph-properties fo:line-height="100.00%" fo:text-align="center"/>
    </style:style>
    <style:style style:name="P20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04" style:family="paragraph">
      <style:paragraph-properties fo:line-height="100.00%" fo:text-align="right"/>
    </style:style>
    <style:style style:name="P20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06" style:family="paragraph">
      <style:paragraph-properties fo:line-height="100.00%" fo:text-align="center"/>
    </style:style>
    <style:style style:name="P20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10" style:family="paragraph">
      <style:paragraph-properties fo:line-height="100.00%" fo:text-align="center"/>
    </style:style>
    <style:style style:name="P2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13" style:family="paragraph">
      <style:paragraph-properties fo:line-height="100.00%" fo:text-align="center"/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16" style:family="paragraph">
      <style:paragraph-properties fo:line-height="100.00%" fo:text-align="center"/>
    </style:style>
    <style:style style:name="P2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1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19" style:family="paragraph">
      <style:paragraph-properties fo:line-height="100.00%" fo:text-align="center"/>
    </style:style>
    <style:style style:name="P22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5" style:family="paragraph">
      <style:paragraph-properties fo:line-height="100.00%" fo:text-align="center"/>
    </style:style>
    <style:style style:name="P2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7" style:family="paragraph">
      <style:paragraph-properties fo:line-height="100.00%" fo:text-align="right"/>
    </style:style>
    <style:style style:name="P22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29" style:family="paragraph">
      <style:paragraph-properties fo:line-height="100.00%" fo:text-align="center"/>
    </style:style>
    <style:style style:name="P23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33" style:family="paragraph">
      <style:paragraph-properties fo:line-height="100.00%" fo:text-align="center"/>
    </style:style>
    <style:style style:name="P2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3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36" style:family="paragraph">
      <style:paragraph-properties fo:line-height="100.00%" fo:text-align="center"/>
    </style:style>
    <style:style style:name="P2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3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39" style:family="paragraph">
      <style:paragraph-properties fo:line-height="100.00%" fo:text-align="center"/>
    </style:style>
    <style:style style:name="P2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4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42" style:family="paragraph">
      <style:paragraph-properties fo:line-height="100.00%" fo:text-align="center"/>
    </style:style>
    <style:style style:name="P24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45" style:family="paragraph">
      <style:paragraph-properties fo:line-height="100.00%" fo:text-align="center"/>
    </style:style>
    <style:style style:name="P24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4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48" style:family="paragraph">
      <style:paragraph-properties fo:line-height="100.00%" fo:text-align="center"/>
    </style:style>
    <style:style style:name="P2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5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51" style:family="paragraph">
      <style:paragraph-properties fo:line-height="100.00%" fo:text-align="center"/>
    </style:style>
    <style:style style:name="P2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53" style:family="paragraph">
      <style:paragraph-properties fo:line-height="100.00%" fo:text-align="right"/>
    </style:style>
    <style:style style:name="P254" style:family="paragraph">
      <style:paragraph-properties fo:line-height="100.00%" fo:text-align="right"/>
    </style:style>
    <style:style style:name="P25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56" style:family="paragraph">
      <style:paragraph-properties fo:line-height="100.00%" fo:text-align="center"/>
    </style:style>
    <style:style style:name="P25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58" style:family="paragraph">
      <style:paragraph-properties fo:line-height="100.00%" fo:text-align="left"/>
    </style:style>
    <style:style style:name="P2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60" style:family="paragraph">
      <style:paragraph-properties fo:line-height="100.00%" fo:text-align="center"/>
    </style:style>
    <style:style style:name="P2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63" style:family="paragraph">
      <style:paragraph-properties fo:line-height="100.00%" fo:text-align="center"/>
    </style:style>
    <style:style style:name="P26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6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66" style:family="paragraph">
      <style:paragraph-properties fo:line-height="100.00%" fo:text-align="center"/>
    </style:style>
    <style:style style:name="P26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6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69" style:family="paragraph">
      <style:paragraph-properties fo:line-height="100.00%" fo:text-align="center"/>
    </style:style>
    <style:style style:name="P2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72" style:family="paragraph">
      <style:paragraph-properties fo:line-height="100.00%" fo:text-align="center"/>
    </style:style>
    <style:style style:name="P2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74" style:family="paragraph">
      <style:paragraph-properties fo:line-height="100.00%" fo:text-align="right"/>
    </style:style>
    <style:style style:name="P27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76" style:family="paragraph">
      <style:paragraph-properties fo:line-height="100.00%" fo:text-align="center"/>
    </style:style>
    <style:style style:name="P27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78" style:family="paragraph">
      <style:paragraph-properties fo:line-height="100.00%" fo:text-align="left"/>
    </style:style>
    <style:style style:name="P27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0" style:family="paragraph">
      <style:paragraph-properties fo:line-height="100.00%" fo:text-align="center"/>
    </style:style>
    <style:style style:name="P28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83" style:family="paragraph">
      <style:paragraph-properties fo:line-height="100.00%" fo:text-align="center"/>
    </style:style>
    <style:style style:name="P2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8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86" style:family="paragraph">
      <style:paragraph-properties fo:line-height="100.00%" fo:text-align="center"/>
    </style:style>
    <style:style style:name="P2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89" style:family="paragraph">
      <style:paragraph-properties fo:line-height="100.00%" fo:text-align="center"/>
    </style:style>
    <style:style style:name="P2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92" style:family="paragraph">
      <style:paragraph-properties fo:line-height="100.00%" fo:text-align="center"/>
    </style:style>
    <style:style style:name="P2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94" style:family="paragraph">
      <style:paragraph-properties fo:line-height="100.00%" fo:text-align="right"/>
    </style:style>
    <style:style style:name="P29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96" style:family="paragraph">
      <style:paragraph-properties fo:line-height="100.00%" fo:text-align="center"/>
    </style:style>
    <style:style style:name="P29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300" style:family="paragraph">
      <style:paragraph-properties fo:line-height="100.00%" fo:text-align="center"/>
    </style:style>
    <style:style style:name="P30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30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03" style:family="paragraph">
      <style:paragraph-properties fo:line-height="100.00%" fo:text-align="center"/>
    </style:style>
    <style:style style:name="P30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06" style:family="paragraph">
      <style:paragraph-properties fo:line-height="100.00%" fo:text-align="center"/>
    </style:style>
    <style:style style:name="P30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08" style:family="paragraph">
      <style:paragraph-properties fo:line-height="100.00%" fo:text-align="right"/>
    </style:style>
    <style:style style:name="P309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310" style:family="paragraph">
      <style:paragraph-properties fo:line-height="100.00%" fo:text-align="center"/>
    </style:style>
    <style:style style:name="P31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314" style:family="paragraph">
      <style:paragraph-properties fo:line-height="100.00%" fo:text-align="center"/>
    </style:style>
    <style:style style:name="P3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3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17" style:family="paragraph">
      <style:paragraph-properties fo:line-height="100.00%" fo:text-align="center"/>
    </style:style>
    <style:style style:name="P31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1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20" style:family="paragraph">
      <style:paragraph-properties fo:line-height="100.00%" fo:text-align="center"/>
    </style:style>
    <style:style style:name="P3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2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23" style:family="paragraph">
      <style:paragraph-properties fo:line-height="100.00%" fo:text-align="center"/>
    </style:style>
    <style:style style:name="P3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25" style:family="paragraph">
      <style:paragraph-properties fo:line-height="100.00%" fo:text-align="right"/>
    </style:style>
    <style:style style:name="P326" style:family="paragraph">
      <style:paragraph-properties fo:line-height="100.00%" fo:text-align="right"/>
    </style:style>
    <style:style style:name="TableColumn0100" style:family="table-column">
      <style:table-column-properties style:column-width="6.69791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1.343750in"/>
    </style:style>
    <style:style style:name="TableColumn0202" style:family="table-column">
      <style:table-column-properties style:column-width="1.333333in"/>
    </style:style>
    <style:style style:name="TableColumn0203" style:family="table-column">
      <style:table-column-properties style:column-width="1.343750in"/>
    </style:style>
    <style:style style:name="TableColumn0204" style:family="table-column">
      <style:table-column-properties style:column-width="1.343750in"/>
    </style:style>
    <style:style style:name="Table02" style:family="table">
      <style:table-properties style:width="6.708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6.697917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400" style:family="table-column">
      <style:table-column-properties style:column-width="1.343750in"/>
    </style:style>
    <style:style style:name="TableColumn0401" style:family="table-column">
      <style:table-column-properties style:column-width="1.343750in"/>
    </style:style>
    <style:style style:name="TableColumn0402" style:family="table-column">
      <style:table-column-properties style:column-width="1.333333in"/>
    </style:style>
    <style:style style:name="TableColumn0403" style:family="table-column">
      <style:table-column-properties style:column-width="1.343750in"/>
    </style:style>
    <style:style style:name="TableColumn0404" style:family="table-column">
      <style:table-column-properties style:column-width="1.520833in"/>
    </style:style>
    <style:style style:name="Table04" style:family="table">
      <style:table-properties style:width="6.8854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6.760417in"/>
    </style:style>
    <style:style style:name="Table05" style:family="table">
      <style:table-properties style:width="6.7604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600" style:family="table-column">
      <style:table-column-properties style:column-width="1.343750in"/>
    </style:style>
    <style:style style:name="TableColumn0601" style:family="table-column">
      <style:table-column-properties style:column-width="1.343750in"/>
    </style:style>
    <style:style style:name="TableColumn0602" style:family="table-column">
      <style:table-column-properties style:column-width="1.333333in"/>
    </style:style>
    <style:style style:name="TableColumn0603" style:family="table-column">
      <style:table-column-properties style:column-width="1.343750in"/>
    </style:style>
    <style:style style:name="TableColumn0604" style:family="table-column">
      <style:table-column-properties style:column-width="1.343750in"/>
    </style:style>
    <style:style style:name="Table06" style:family="table">
      <style:table-properties style:width="6.70833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700" style:family="table-column">
      <style:table-column-properties style:column-width="6.760417in"/>
    </style:style>
    <style:style style:name="Table07" style:family="table">
      <style:table-properties style:width="6.7604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800" style:family="table-column">
      <style:table-column-properties style:column-width="1.343750in"/>
    </style:style>
    <style:style style:name="TableColumn0801" style:family="table-column">
      <style:table-column-properties style:column-width="1.343750in"/>
    </style:style>
    <style:style style:name="TableColumn0802" style:family="table-column">
      <style:table-column-properties style:column-width="1.333333in"/>
    </style:style>
    <style:style style:name="TableColumn0803" style:family="table-column">
      <style:table-column-properties style:column-width="1.343750in"/>
    </style:style>
    <style:style style:name="TableColumn0804" style:family="table-column">
      <style:table-column-properties style:column-width="1.343750in"/>
    </style:style>
    <style:style style:name="Table08" style:family="table">
      <style:table-properties style:width="6.7083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900" style:family="table-column">
      <style:table-column-properties style:column-width="6.760417in"/>
    </style:style>
    <style:style style:name="Table09" style:family="table">
      <style:table-properties style:width="6.7604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000" style:family="table-column">
      <style:table-column-properties style:column-width="1.343750in"/>
    </style:style>
    <style:style style:name="TableColumn1001" style:family="table-column">
      <style:table-column-properties style:column-width="1.343750in"/>
    </style:style>
    <style:style style:name="TableColumn1002" style:family="table-column">
      <style:table-column-properties style:column-width="1.333333in"/>
    </style:style>
    <style:style style:name="TableColumn1003" style:family="table-column">
      <style:table-column-properties style:column-width="1.343750in"/>
    </style:style>
    <style:style style:name="TableColumn1004" style:family="table-column">
      <style:table-column-properties style:column-width="1.343750in"/>
    </style:style>
    <style:style style:name="Table10" style:family="table">
      <style:table-properties style:width="6.70833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 style:min-row-height="0.197917in"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6.760417in"/>
    </style:style>
    <style:style style:name="Table11" style:family="table">
      <style:table-properties style:width="6.760417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200" style:family="table-column">
      <style:table-column-properties style:column-width="1.343750in"/>
    </style:style>
    <style:style style:name="TableColumn1201" style:family="table-column">
      <style:table-column-properties style:column-width="1.343750in"/>
    </style:style>
    <style:style style:name="TableColumn1202" style:family="table-column">
      <style:table-column-properties style:column-width="1.333333in"/>
    </style:style>
    <style:style style:name="TableColumn1203" style:family="table-column">
      <style:table-column-properties style:column-width="1.343750in"/>
    </style:style>
    <style:style style:name="TableColumn1204" style:family="table-column">
      <style:table-column-properties style:column-width="1.343750in"/>
    </style:style>
    <style:style style:name="Table12" style:family="table">
      <style:table-properties style:width="6.70833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203" style:family="table-row">
      <style:table-row-properties style:min-row-height="0.781250in"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300" style:family="table-column">
      <style:table-column-properties style:column-width="6.760417in"/>
    </style:style>
    <style:style style:name="Table13" style:family="table">
      <style:table-properties style:width="6.760417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400" style:family="table-column">
      <style:table-column-properties style:column-width="1.343750in"/>
    </style:style>
    <style:style style:name="TableColumn1401" style:family="table-column">
      <style:table-column-properties style:column-width="1.343750in"/>
    </style:style>
    <style:style style:name="TableColumn1402" style:family="table-column">
      <style:table-column-properties style:column-width="1.333333in"/>
    </style:style>
    <style:style style:name="TableColumn1403" style:family="table-column">
      <style:table-column-properties style:column-width="1.343750in"/>
    </style:style>
    <style:style style:name="TableColumn1404" style:family="table-column">
      <style:table-column-properties style:column-width="1.343750in"/>
    </style:style>
    <style:style style:name="Table14" style:family="table">
      <style:table-properties style:width="6.708333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4" style:family="table-row">
      <style:table-row-properties style:min-row-height="0.572917in"/>
    </style:style>
    <style:style style:name="TableCell1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1500" style:family="table-column">
      <style:table-column-properties style:column-width="6.760417in"/>
    </style:style>
    <style:style style:name="Table15" style:family="table">
      <style:table-properties style:width="6.760417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600" style:family="table-column">
      <style:table-column-properties style:column-width="1.343750in"/>
    </style:style>
    <style:style style:name="TableColumn1601" style:family="table-column">
      <style:table-column-properties style:column-width="1.343750in"/>
    </style:style>
    <style:style style:name="TableColumn1602" style:family="table-column">
      <style:table-column-properties style:column-width="1.333333in"/>
    </style:style>
    <style:style style:name="TableColumn1603" style:family="table-column">
      <style:table-column-properties style:column-width="1.343750in"/>
    </style:style>
    <style:style style:name="TableColumn1604" style:family="table-column">
      <style:table-column-properties style:column-width="1.343750in"/>
    </style:style>
    <style:style style:name="Table16" style:family="table">
      <style:table-properties style:width="6.708333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603" style:family="table-row">
      <style:table-row-properties style:min-row-height="0.395833in"/>
    </style:style>
    <style:style style:name="TableCell1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700" style:family="table-column">
      <style:table-column-properties style:column-width="6.760417in"/>
    </style:style>
    <style:style style:name="Table17" style:family="table">
      <style:table-properties style:width="6.760417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800" style:family="table-column">
      <style:table-column-properties style:column-width="1.343750in"/>
    </style:style>
    <style:style style:name="TableColumn1801" style:family="table-column">
      <style:table-column-properties style:column-width="1.343750in"/>
    </style:style>
    <style:style style:name="TableColumn1802" style:family="table-column">
      <style:table-column-properties style:column-width="1.333333in"/>
    </style:style>
    <style:style style:name="TableColumn1803" style:family="table-column">
      <style:table-column-properties style:column-width="1.343750in"/>
    </style:style>
    <style:style style:name="TableColumn1804" style:family="table-column">
      <style:table-column-properties style:column-width="1.343750in"/>
    </style:style>
    <style:style style:name="Table18" style:family="table">
      <style:table-properties style:width="6.708333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4" style:family="table-row">
      <style:table-row-properties style:min-row-height="0.625000in"/>
    </style:style>
    <style:style style:name="TableCell1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5" style:family="table-row">
      <style:table-row-properties/>
    </style:style>
    <style:style style:name="TableCell1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6" style:family="table-row">
      <style:table-row-properties style:min-row-height="0.625000in"/>
    </style:style>
    <style:style style:name="TableCell18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7" style:family="table-row">
      <style:table-row-properties/>
    </style:style>
    <style:style style:name="TableCell18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900" style:family="table-column">
      <style:table-column-properties style:column-width="6.760417in"/>
    </style:style>
    <style:style style:name="Table19" style:family="table">
      <style:table-properties style:width="6.760417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000" style:family="table-column">
      <style:table-column-properties style:column-width="1.343750in"/>
    </style:style>
    <style:style style:name="TableColumn2001" style:family="table-column">
      <style:table-column-properties style:column-width="1.343750in"/>
    </style:style>
    <style:style style:name="TableColumn2002" style:family="table-column">
      <style:table-column-properties style:column-width="1.333333in"/>
    </style:style>
    <style:style style:name="TableColumn2003" style:family="table-column">
      <style:table-column-properties style:column-width="1.343750in"/>
    </style:style>
    <style:style style:name="TableColumn2004" style:family="table-column">
      <style:table-column-properties style:column-width="1.343750in"/>
    </style:style>
    <style:style style:name="Table20" style:family="table">
      <style:table-properties style:width="6.708333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002" style:family="table-row">
      <style:table-row-properties style:min-row-height="0.791667in"/>
    </style:style>
    <style:style style:name="TableCell2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100" style:family="table-column">
      <style:table-column-properties style:column-width="6.760417in"/>
    </style:style>
    <style:style style:name="Table21" style:family="table">
      <style:table-properties style:width="6.760417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200" style:family="table-column">
      <style:table-column-properties style:column-width="1.343750in"/>
    </style:style>
    <style:style style:name="TableColumn2201" style:family="table-column">
      <style:table-column-properties style:column-width="1.343750in"/>
    </style:style>
    <style:style style:name="TableColumn2202" style:family="table-column">
      <style:table-column-properties style:column-width="1.333333in"/>
    </style:style>
    <style:style style:name="TableColumn2203" style:family="table-column">
      <style:table-column-properties style:column-width="1.343750in"/>
    </style:style>
    <style:style style:name="TableColumn2204" style:family="table-column">
      <style:table-column-properties style:column-width="1.343750in"/>
    </style:style>
    <style:style style:name="Table22" style:family="table">
      <style:table-properties style:width="6.708333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201" style:family="table-row">
      <style:table-row-properties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4" style:family="table-row">
      <style:table-row-properties style:min-row-height="0.572917in"/>
    </style:style>
    <style:style style:name="TableCell2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5" style:family="table-row">
      <style:table-row-properties/>
    </style:style>
    <style:style style:name="TableCell2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2300" style:family="table-column">
      <style:table-column-properties style:column-width="6.760417in"/>
    </style:style>
    <style:style style:name="Table23" style:family="table">
      <style:table-properties style:width="6.760417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400" style:family="table-column">
      <style:table-column-properties style:column-width="1.343750in"/>
    </style:style>
    <style:style style:name="TableColumn2401" style:family="table-column">
      <style:table-column-properties style:column-width="1.343750in"/>
    </style:style>
    <style:style style:name="TableColumn2402" style:family="table-column">
      <style:table-column-properties style:column-width="1.333333in"/>
    </style:style>
    <style:style style:name="TableColumn2403" style:family="table-column">
      <style:table-column-properties style:column-width="1.343750in"/>
    </style:style>
    <style:style style:name="TableColumn2404" style:family="table-column">
      <style:table-column-properties style:column-width="1.343750in"/>
    </style:style>
    <style:style style:name="Table24" style:family="table">
      <style:table-properties style:width="6.708333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401" style:family="table-row">
      <style:table-row-properties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3" style:family="table-row">
      <style:table-row-properties/>
    </style:style>
    <style:style style:name="TableCell2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4" style:family="table-row">
      <style:table-row-properties style:min-row-height="0.572917in"/>
    </style:style>
    <style:style style:name="TableCell2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5" style:family="table-row">
      <style:table-row-properties/>
    </style:style>
    <style:style style:name="TableCell2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6" style:family="table-row">
      <style:table-row-properties style:min-row-height="0.572917in"/>
    </style:style>
    <style:style style:name="TableCell2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500" style:family="table-column">
      <style:table-column-properties style:column-width="6.760417in"/>
    </style:style>
    <style:style style:name="Table25" style:family="table">
      <style:table-properties style:width="6.760417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600" style:family="table-column">
      <style:table-column-properties style:column-width="1.343750in"/>
    </style:style>
    <style:style style:name="TableColumn2601" style:family="table-column">
      <style:table-column-properties style:column-width="1.343750in"/>
    </style:style>
    <style:style style:name="TableColumn2602" style:family="table-column">
      <style:table-column-properties style:column-width="1.333333in"/>
    </style:style>
    <style:style style:name="TableColumn2603" style:family="table-column">
      <style:table-column-properties style:column-width="1.343750in"/>
    </style:style>
    <style:style style:name="TableColumn2604" style:family="table-column">
      <style:table-column-properties style:column-width="1.343750in"/>
    </style:style>
    <style:style style:name="Table26" style:family="table">
      <style:table-properties style:width="6.708333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601" style:family="table-row">
      <style:table-row-properties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2" style:family="table-row">
      <style:table-row-properties/>
    </style:style>
    <style:style style:name="TableCell2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603" style:family="table-row">
      <style:table-row-properties/>
    </style:style>
    <style:style style:name="TableCell2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4" style:family="table-row">
      <style:table-row-properties style:min-row-height="0.406250in"/>
    </style:style>
    <style:style style:name="TableCell2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700" style:family="table-column">
      <style:table-column-properties style:column-width="6.760417in"/>
    </style:style>
    <style:style style:name="Table27" style:family="table">
      <style:table-properties style:width="6.760417in" fo:margin-left="0.000000in" style:writing-mode="lr" table:align="left" style:may-break-between-rows="true"/>
    </style:style>
    <style:style style:name="TableRow2700" style:family="table-row">
      <style:table-row-properties/>
    </style:style>
    <style:style style:name="TableCell2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800" style:family="table-column">
      <style:table-column-properties style:column-width="1.343750in"/>
    </style:style>
    <style:style style:name="TableColumn2801" style:family="table-column">
      <style:table-column-properties style:column-width="1.343750in"/>
    </style:style>
    <style:style style:name="TableColumn2802" style:family="table-column">
      <style:table-column-properties style:column-width="1.333333in"/>
    </style:style>
    <style:style style:name="TableColumn2803" style:family="table-column">
      <style:table-column-properties style:column-width="1.343750in"/>
    </style:style>
    <style:style style:name="TableColumn2804" style:family="table-column">
      <style:table-column-properties style:column-width="1.343750in"/>
    </style:style>
    <style:style style:name="Table28" style:family="table">
      <style:table-properties style:width="6.708333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801" style:family="table-row">
      <style:table-row-properties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802" style:family="table-row">
      <style:table-row-properties/>
    </style:style>
    <style:style style:name="TableCell2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803" style:family="table-row">
      <style:table-row-properties/>
    </style:style>
    <style:style style:name="TableCell2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804" style:family="table-row">
      <style:table-row-properties style:min-row-height="0.406250in"/>
    </style:style>
    <style:style style:name="TableCell2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900" style:family="table-column">
      <style:table-column-properties style:column-width="6.760417in"/>
    </style:style>
    <style:style style:name="Table29" style:family="table">
      <style:table-properties style:width="6.760417in" fo:margin-left="0.000000in" style:writing-mode="lr" table:align="left" style:may-break-between-rows="true"/>
    </style:style>
    <style:style style:name="TableRow2900" style:family="table-row">
      <style:table-row-properties/>
    </style:style>
    <style:style style:name="TableCell2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3000" style:family="table-column">
      <style:table-column-properties style:column-width="1.343750in"/>
    </style:style>
    <style:style style:name="TableColumn3001" style:family="table-column">
      <style:table-column-properties style:column-width="1.343750in"/>
    </style:style>
    <style:style style:name="TableColumn3002" style:family="table-column">
      <style:table-column-properties style:column-width="1.333333in"/>
    </style:style>
    <style:style style:name="TableColumn3003" style:family="table-column">
      <style:table-column-properties style:column-width="1.343750in"/>
    </style:style>
    <style:style style:name="TableColumn3004" style:family="table-column">
      <style:table-column-properties style:column-width="1.343750in"/>
    </style:style>
    <style:style style:name="Table30" style:family="table">
      <style:table-properties style:width="6.708333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3001" style:family="table-row">
      <style:table-row-properties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3002" style:family="table-row">
      <style:table-row-properties style:min-row-height="0.614583in"/>
    </style:style>
    <style:style style:name="TableCell3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3100" style:family="table-column">
      <style:table-column-properties style:column-width="6.760417in"/>
    </style:style>
    <style:style style:name="Table31" style:family="table">
      <style:table-properties style:width="6.760417in" fo:margin-left="0.000000in" style:writing-mode="lr" table:align="left" style:may-break-between-rows="true"/>
    </style:style>
    <style:style style:name="TableRow3100" style:family="table-row">
      <style:table-row-properties/>
    </style:style>
    <style:style style:name="TableCell3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3200" style:family="table-column">
      <style:table-column-properties style:column-width="1.343750in"/>
    </style:style>
    <style:style style:name="TableColumn3201" style:family="table-column">
      <style:table-column-properties style:column-width="1.343750in"/>
    </style:style>
    <style:style style:name="TableColumn3202" style:family="table-column">
      <style:table-column-properties style:column-width="1.333333in"/>
    </style:style>
    <style:style style:name="TableColumn3203" style:family="table-column">
      <style:table-column-properties style:column-width="1.343750in"/>
    </style:style>
    <style:style style:name="TableColumn3204" style:family="table-column">
      <style:table-column-properties style:column-width="1.343750in"/>
    </style:style>
    <style:style style:name="Table32" style:family="table">
      <style:table-properties style:width="6.708333in" fo:margin-left="0.000000in" style:writing-mode="lr" table:align="left" style:may-break-between-rows="true"/>
    </style:style>
    <style:style style:name="TableRow3200" style:family="table-row">
      <style:table-row-properties/>
    </style:style>
    <style:style style:name="TableCell3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3201" style:family="table-row">
      <style:table-row-properties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3203" style:family="table-row">
      <style:table-row-properties style:min-row-height="0.583333in"/>
    </style:style>
    <style:style style:name="TableCell3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/Coisas a Fazer :</text:span></text:p>
      <text:p text:style-name="P1"><text:span text:style-name="T1">Diagrama -<text:s text:c="2"/>Editar a primary key de compra para CodCompra</text:span></text:p>
      <text:p text:style-name="P1"><text:span text:style-name="T1">Adicionar ao dicionário as restrições de hierarquia</text:span></text:p>
      <text:p text:style-name="P1"><text:span text:style-name="T1">Rever buscas</text:span></text:p>
      <text:p text:style-name="P1"><text:span text:style-name="T2"/></text:p>
      <text:p text:style-name="P1"><text:span text:style-name="T3">3 Modelo Logico</text:span></text:p>
      <text:p text:style-name="P1"><text:span text:style-name="T3">3.1 Mapeamento Entidade-Relacionamento</text:span></text:p>
      <text:p text:style-name="P1"><text:span text:style-name="T4"/></text:p>
      <text:p text:style-name="P1"><text:span text:style-name="T5">Pessoa</text:span><text:span text:style-name="T6">=(</text:span><text:span text:style-name="T7">CPF,</text:span><text:span text:style-name="T8"><text:s/>Nome, Telefone);</text:span></text:p>
      <text:p text:style-name="P1"><text:span text:style-name="T9">Funcionario</text:span><text:span text:style-name="T10">=(</text:span><text:span text:style-name="T11">CPFPessoa</text:span><text:span text:style-name="T12">, Matricula, Cargo, DataAdmissao, Status);</text:span></text:p>
      <text:p text:style-name="P1"><text:span text:style-name="T13">EnderecoFuncionario</text:span><text:span text:style-name="T14">=(</text:span><text:span text:style-name="T15">Matricula, Bairro, Rua, Cidade</text:span><text:span text:style-name="T16">);</text:span></text:p>
      <text:p text:style-name="P1"><text:span text:style-name="T17">Cliente</text:span><text:span text:style-name="T18">=(</text:span><text:span text:style-name="T19">CPFPessoa</text:span><text:span text:style-name="T20">, CodCliente, e-mail);</text:span></text:p>
      <text:p text:style-name="P1"><text:span text:style-name="T21">Salario</text:span><text:span text:style-name="T22">=</text:span><text:span text:style-name="T23">(CodSalario,</text:span><text:span text:style-name="T24"><text:s/>Valor, Data, Funcionario, Hora, CodDespesa);</text:span></text:p>
      <text:p text:style-name="P1"><text:span text:style-name="T25">Fornecedor</text:span><text:span text:style-name="T26">=(</text:span><text:span text:style-name="T27">CNPJ</text:span><text:span text:style-name="T28">, Nome, Telefone);</text:span></text:p>
      <text:p text:style-name="P1"><text:span text:style-name="T29">EnderecoForn</text:span><text:span text:style-name="T30">=(</text:span><text:span text:style-name="T31">CNPJ, Cidade, Rua, Bairro</text:span><text:span text:style-name="T32">);</text:span></text:p>
      <text:p text:style-name="P1"><text:span text:style-name="T33">Despesa</text:span><text:span text:style-name="T34">=(</text:span><text:span text:style-name="T35">CodDespesa,</text:span><text:span text:style-name="T36">Valor, Data);</text:span></text:p>
      <text:p text:style-name="P1"><text:span text:style-name="T37">Compra</text:span><text:span text:style-name="T38">=(</text:span><text:span text:style-name="T39">CodCompra</text:span><text:span text:style-name="T40">, Valor, Quantidade, Data, Fornecedor, Hora, CodDespesa);</text:span></text:p>
      <text:p text:style-name="P1"><text:span text:style-name="T41">CompraProduto</text:span><text:span text:style-name="T42">=(</text:span><text:span text:style-name="T43">CodProduto, CodCompra</text:span><text:span text:style-name="T44">);</text:span></text:p>
      <text:p text:style-name="P1"><text:span text:style-name="T45">Produto</text:span><text:span text:style-name="T46">=(</text:span><text:span text:style-name="T47">Codigo,</text:span><text:span text:style-name="T48"><text:s/>Tamanho, Status, Nome, Preço);</text:span></text:p>
      <text:p text:style-name="P1"><text:span text:style-name="T49">Venda</text:span><text:span text:style-name="T50">=(</text:span><text:span text:style-name="T51">CodVenda</text:span><text:span text:style-name="T52">, Data, Hora, Total, Funcionario, Cliente);</text:span></text:p>
      <text:p text:style-name="P1"><text:span text:style-name="T53">Entrada</text:span><text:span text:style-name="T54">=</text:span><text:span text:style-name="T55">(CodEntrada,<text:s/></text:span><text:span text:style-name="T56">CodVenda,Valor, Data);</text:span></text:p>
      <text:p text:style-name="P1"><text:span text:style-name="T57">CartaoCredito</text:span><text:span text:style-name="T58">=(</text:span><text:span text:style-name="T59">Numero</text:span><text:span text:style-name="T60">, Bandeira); </text:span></text:p>
      <text:p text:style-name="P1"><text:span text:style-name="T61">VendaCartao</text:span><text:span text:style-name="T62">=(</text:span><text:span text:style-name="T63">NumCartao, CodVenda,</text:span><text:span text:style-name="T64"><text:s/>NumParcelas,);</text:span></text:p>
      <text:p text:style-name="P1"><text:span text:style-name="T65"/></text:p>
      <text:p text:style-name="P1"><text:span text:style-name="T66">3.2 Dicionário Lógico de Dados</text:span></text:p>
      <text:p text:style-name="P1"><text:span text:style-name="T67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68">PESSOA : Relação que armazena dados generalizados de funcionários e clientes.</text:span><text:span text:style-name="T69"/></text:p>
          </table:table-cell>
        </table:table-row>
      </table:table>
      <text:p text:style-name="P5"><text:span text:style-name="T69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7"><text:span text:style-name="T70">Atributo</text:span><text:span text:style-name="T71"/></text:p>
          </table:table-cell>
          <table:table-cell table:style-name="TableCell020001">
            <text:p text:style-name="P7"><text:span text:style-name="T72">Descrição</text:span><text:span text:style-name="T73"/></text:p>
          </table:table-cell>
          <table:table-cell table:style-name="TableCell020002">
            <text:p text:style-name="P7"><text:span text:style-name="T74">Tipo</text:span><text:span text:style-name="T75"/></text:p>
          </table:table-cell>
          <table:table-cell table:style-name="TableCell020003">
            <text:p text:style-name="P7"><text:span text:style-name="T76">Domínio</text:span><text:span text:style-name="T77"/></text:p>
          </table:table-cell>
          <table:table-cell table:style-name="TableCell020004">
            <text:p text:style-name="P7"><text:span text:style-name="T78">Restrição</text:span><text:span text:style-name="T79"/></text:p>
          </table:table-cell>
        </table:table-row>
        <table:table-row table:style-name="TableRow0201">
          <table:table-cell table:style-name="TableCell020100">
            <text:p text:style-name="P10"><text:span text:style-name="T80">Nome</text:span><text:span text:style-name="T81"/></text:p>
          </table:table-cell>
          <table:table-cell table:style-name="TableCell020101">
            <text:p text:style-name="P10"><text:span text:style-name="T82">Representa o nome de uma pessoa, seja funcionário ou cliente</text:span><text:span text:style-name="T83"/></text:p>
          </table:table-cell>
          <table:table-cell table:style-name="TableCell020102">
            <text:p text:style-name="P10"><text:span text:style-name="T84">String(100)</text:span><text:span text:style-name="T85"/></text:p>
          </table:table-cell>
          <table:table-cell table:style-name="TableCell020103">
            <text:p text:style-name="P10"><text:span text:style-name="T86">String(100)</text:span><text:span text:style-name="T87"/></text:p>
          </table:table-cell>
          <table:table-cell table:style-name="TableCell020104">
            <text:p text:style-name="P10"><text:span text:style-name="T88">Não nulo</text:span><text:span text:style-name="T89"/></text:p>
          </table:table-cell>
        </table:table-row>
        <table:table-row table:style-name="TableRow0202">
          <table:table-cell table:style-name="TableCell020200">
            <text:p text:style-name="P13"><text:span text:style-name="T90">CPF</text:span><text:span text:style-name="T91"/></text:p>
          </table:table-cell>
          <table:table-cell table:style-name="TableCell020201">
            <text:p text:style-name="P13"><text:span text:style-name="T92">Representa o número do CPF de uma pessoa, seja funcionário ou cliente</text:span><text:span text:style-name="T93"/></text:p>
          </table:table-cell>
          <table:table-cell table:style-name="TableCell020202">
            <text:p text:style-name="P13"><text:span text:style-name="T94">String(20)</text:span><text:span text:style-name="T95"/></text:p>
          </table:table-cell>
          <table:table-cell table:style-name="TableCell020203">
            <text:p text:style-name="P13"><text:span text:style-name="T96">String(20)</text:span><text:span text:style-name="T97"/></text:p>
          </table:table-cell>
          <table:table-cell table:style-name="TableCell020204">
            <text:p text:style-name="P13"><text:span text:style-name="T98">Chave Primaria</text:span><text:span text:style-name="T99"/></text:p>
          </table:table-cell>
        </table:table-row>
        <table:table-row table:style-name="TableRow0203">
          <table:table-cell table:style-name="TableCell020300">
            <text:p text:style-name="P16"><text:span text:style-name="T100">Telefone</text:span><text:span text:style-name="T101"/></text:p>
          </table:table-cell>
          <table:table-cell table:style-name="TableCell020301">
            <text:p text:style-name="P16"><text:span text:style-name="T102">Representa o número do telefone de uma pessoa, seja funcionário ou cliente</text:span><text:span text:style-name="T103"/></text:p>
          </table:table-cell>
          <table:table-cell table:style-name="TableCell020302">
            <text:p text:style-name="P16"><text:span text:style-name="T104">String(20)</text:span><text:span text:style-name="T105"/></text:p>
          </table:table-cell>
          <table:table-cell table:style-name="TableCell020303">
            <text:p text:style-name="P16"><text:span text:style-name="T106">String(20)</text:span><text:span text:style-name="T107"/></text:p>
          </table:table-cell>
          <table:table-cell table:style-name="TableCell020304">
            <text:p text:style-name="P16"><text:span text:style-name="T108">Não nulo</text:span><text:span text:style-name="T109"/></text:p>
          </table:table-cell>
        </table:table-row>
      </table:table>
      <text:p text:style-name="P18"><text:span text:style-name="T110">Tabela 1<text:s/></text:span><text:span text:style-name="T111">–</text:span><text:span text:style-name="T112"><text:s/>Rela</text:span><text:span text:style-name="T113">ção PESSOA</text:span></text:p>
      <text:p text:style-name="P19"><text:span text:style-name="T11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1"><text:span text:style-name="T115">FUNCIONARIO: Relação que armazena dados específicosde funcionários.</text:span><text:span text:style-name="T116"/></text:p>
          </table:table-cell>
        </table:table-row>
      </table:table>
      <text:p text:style-name="P23"><text:span text:style-name="T116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25"><text:span text:style-name="T117">Atributo</text:span><text:span text:style-name="T118"/></text:p>
          </table:table-cell>
          <table:table-cell table:style-name="TableCell040001">
            <text:p text:style-name="P25"><text:span text:style-name="T119">Descrição</text:span><text:span text:style-name="T120"/></text:p>
          </table:table-cell>
          <table:table-cell table:style-name="TableCell040002">
            <text:p text:style-name="P25"><text:span text:style-name="T121">Tipo</text:span><text:span text:style-name="T122"/></text:p>
          </table:table-cell>
          <table:table-cell table:style-name="TableCell040003">
            <text:p text:style-name="P25"><text:span text:style-name="T123">Domínio</text:span><text:span text:style-name="T124"/></text:p>
          </table:table-cell>
          <table:table-cell table:style-name="TableCell040004">
            <text:p text:style-name="P25"><text:span text:style-name="T125">Restrição</text:span><text:span text:style-name="T126"/></text:p>
          </table:table-cell>
        </table:table-row>
        <table:table-row table:style-name="TableRow0401">
          <table:table-cell table:style-name="TableCell040100">
            <text:p text:style-name="P28"><text:span text:style-name="T127">CPFPessoa</text:span><text:span text:style-name="T128"/></text:p>
          </table:table-cell>
          <table:table-cell table:style-name="TableCell040101">
            <text:p text:style-name="P28"><text:span text:style-name="T129">Representa o CPF do funcionário</text:span><text:span text:style-name="T130"/></text:p>
          </table:table-cell>
          <table:table-cell table:style-name="TableCell040102">
            <text:p text:style-name="P28"><text:span text:style-name="T131">String(20)</text:span><text:span text:style-name="T132"/></text:p>
          </table:table-cell>
          <table:table-cell table:style-name="TableCell040103">
            <text:p text:style-name="P28"><text:span text:style-name="T133">String(20)</text:span><text:span text:style-name="T134"/></text:p>
          </table:table-cell>
          <table:table-cell table:style-name="TableCell040104">
            <text:list text:style-name="L29">
              <text:list-item>
                <text:p text:style-name="P29"><text:span text:style-name="T135">Chave estrangeira referenciando o CPF na entidade PESSOA</text:span></text:p>
              </text:list-item>
              <text:list-item>
                <text:p text:style-name="P29"><text:span text:style-name="T135">Chave Primaria</text:span><text:span text:style-name="T136"/></text:p>
              </text:list-item>
            </text:list>
          </table:table-cell>
        </table:table-row>
        <table:table-row table:style-name="TableRow0402">
          <table:table-cell table:style-name="TableCell040200">
            <text:p text:style-name="P32"><text:span text:style-name="T137">Matricula</text:span><text:span text:style-name="T138"/></text:p>
          </table:table-cell>
          <table:table-cell table:style-name="TableCell040201">
            <text:p text:style-name="P32"><text:span text:style-name="T139">Representa o código de matrícula de um funcionário</text:span><text:span text:style-name="T140"/></text:p>
          </table:table-cell>
          <table:table-cell table:style-name="TableCell040202">
            <text:p text:style-name="P32"><text:span text:style-name="T141">Int</text:span><text:span text:style-name="T142"/></text:p>
          </table:table-cell>
          <table:table-cell table:style-name="TableCell040203">
            <text:p text:style-name="P32"><text:span text:style-name="T143">Int</text:span><text:span text:style-name="T144"/></text:p>
          </table:table-cell>
          <table:table-cell table:style-name="TableCell040204">
            <text:p text:style-name="P32"><text:span text:style-name="T145">Chave Primária</text:span><text:span text:style-name="T146"/></text:p>
          </table:table-cell>
        </table:table-row>
        <table:table-row table:style-name="TableRow0403">
          <table:table-cell table:style-name="TableCell040300">
            <text:p text:style-name="P35"><text:span text:style-name="T147">Cargo</text:span><text:span text:style-name="T148"/></text:p>
          </table:table-cell>
          <table:table-cell table:style-name="TableCell040301">
            <text:p text:style-name="P35"><text:span text:style-name="T149">Representa o cargo de um funcionário no estabelecimento</text:span><text:span text:style-name="T150"/></text:p>
          </table:table-cell>
          <table:table-cell table:style-name="TableCell040302">
            <text:p text:style-name="P35"><text:span text:style-name="T151">String(20)</text:span><text:span text:style-name="T152"/></text:p>
          </table:table-cell>
          <table:table-cell table:style-name="TableCell040303">
            <text:p text:style-name="P35"><text:span text:style-name="T153">String(20)</text:span><text:span text:style-name="T154"/></text:p>
          </table:table-cell>
          <table:table-cell table:style-name="TableCell040304">
            <text:p text:style-name="P35"><text:span text:style-name="T155">Não nulo</text:span><text:span text:style-name="T156"/></text:p>
          </table:table-cell>
        </table:table-row>
        <table:table-row table:style-name="TableRow0404">
          <table:table-cell table:style-name="TableCell040400">
            <text:p text:style-name="P38"><text:span text:style-name="T157">DataAdmissao</text:span><text:span text:style-name="T158"/></text:p>
          </table:table-cell>
          <table:table-cell table:style-name="TableCell040401">
            <text:p text:style-name="P38"><text:span text:style-name="T159">Representa a data em que o funcionário foi admitido no estabelecimento</text:span><text:span text:style-name="T160"/></text:p>
          </table:table-cell>
          <table:table-cell table:style-name="TableCell040402">
            <text:p text:style-name="P38"><text:span text:style-name="T161">Date</text:span><text:span text:style-name="T162"/></text:p>
          </table:table-cell>
          <table:table-cell table:style-name="TableCell040403">
            <text:p text:style-name="P38"><text:span text:style-name="T163">Date</text:span><text:span text:style-name="T164"/></text:p>
          </table:table-cell>
          <table:table-cell table:style-name="TableCell040404">
            <text:p text:style-name="P38"><text:span text:style-name="T165">Não nulo</text:span><text:span text:style-name="T166"/></text:p>
          </table:table-cell>
        </table:table-row>
        <table:table-row table:style-name="TableRow0405">
          <table:table-cell table:style-name="TableCell040500">
            <text:p text:style-name="P41"><text:span text:style-name="T167">Status</text:span><text:span text:style-name="T168"/></text:p>
          </table:table-cell>
          <table:table-cell table:style-name="TableCell040501">
            <text:p text:style-name="P41"><text:span text:style-name="T169">Representa o status do funcionário no estabelecimento, se está ou não efetivo</text:span><text:span text:style-name="T170"/></text:p>
          </table:table-cell>
          <table:table-cell table:style-name="TableCell040502">
            <text:p text:style-name="P41"><text:span text:style-name="T171">String(20)</text:span><text:span text:style-name="T172"/></text:p>
          </table:table-cell>
          <table:table-cell table:style-name="TableCell040503">
            <text:p text:style-name="P41"><text:span text:style-name="T173">String(20)</text:span><text:span text:style-name="T174"/></text:p>
          </table:table-cell>
          <table:table-cell table:style-name="TableCell040504">
            <text:p text:style-name="P41"><text:span text:style-name="T175">Não nulo</text:span><text:span text:style-name="T176"/></text:p>
          </table:table-cell>
        </table:table-row>
      </table:table>
      <text:p text:style-name="P43"><text:span text:style-name="T177">Tabela 2<text:s/></text:span><text:span text:style-name="T178">–</text:span><text:span text:style-name="T179"><text:s/>Relação FUNCIONARIO</text:span></text:p>
      <text:p text:style-name="P43"><text:span text:style-name="T180"/></text:p>
      <text:p text:style-name="P44"><text:span text:style-name="T180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6"><text:span text:style-name="T181">ENDERECOFUNCIONARIO: Relação que armazena dados que compõem o endereço de um funcionário.</text:span><text:span text:style-name="T182"/></text:p>
          </table:table-cell>
        </table:table-row>
      </table:table>
      <text:p text:style-name="P48"><text:span text:style-name="T182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50"><text:span text:style-name="T183">Atributo</text:span><text:span text:style-name="T184"/></text:p>
          </table:table-cell>
          <table:table-cell table:style-name="TableCell060001">
            <text:p text:style-name="P50"><text:span text:style-name="T185">Descrição</text:span><text:span text:style-name="T186"/></text:p>
          </table:table-cell>
          <table:table-cell table:style-name="TableCell060002">
            <text:p text:style-name="P50"><text:span text:style-name="T187">Tipo</text:span><text:span text:style-name="T188"/></text:p>
          </table:table-cell>
          <table:table-cell table:style-name="TableCell060003">
            <text:p text:style-name="P50"><text:span text:style-name="T189">Domínio</text:span><text:span text:style-name="T190"/></text:p>
          </table:table-cell>
          <table:table-cell table:style-name="TableCell060004">
            <text:p text:style-name="P50"><text:span text:style-name="T191">Restrição</text:span><text:span text:style-name="T192"/></text:p>
          </table:table-cell>
        </table:table-row>
        <table:table-row table:style-name="TableRow0601">
          <table:table-cell table:style-name="TableCell060100">
            <text:p text:style-name="P53"><text:span text:style-name="T193">Matricula</text:span><text:span text:style-name="T194"/></text:p>
          </table:table-cell>
          <table:table-cell table:style-name="TableCell060101">
            <text:p text:style-name="P53"><text:span text:style-name="T195">Representa o nome de uma pessoa, seja funcionário ou cliente</text:span><text:span text:style-name="T196"/></text:p>
          </table:table-cell>
          <table:table-cell table:style-name="TableCell060102">
            <text:p text:style-name="P53"><text:span text:style-name="T197">String(100)</text:span><text:span text:style-name="T198"/></text:p>
          </table:table-cell>
          <table:table-cell table:style-name="TableCell060103">
            <text:p text:style-name="P53"><text:span text:style-name="T199">String(100)</text:span><text:span text:style-name="T200"/></text:p>
          </table:table-cell>
          <table:table-cell table:style-name="TableCell060104">
            <text:p text:style-name="P53"><text:span text:style-name="T201">Não nulo</text:span><text:span text:style-name="T202"/></text:p>
          </table:table-cell>
        </table:table-row>
        <table:table-row table:style-name="TableRow0602">
          <table:table-cell table:style-name="TableCell060200">
            <text:p text:style-name="P56"><text:span text:style-name="T203">Bairro</text:span><text:span text:style-name="T204"/></text:p>
          </table:table-cell>
          <table:table-cell table:style-name="TableCell060201">
            <text:p text:style-name="P56"><text:span text:style-name="T205">Representa o número do CPF de uma pessoa, seja funcionário ou cliente</text:span><text:span text:style-name="T206"/></text:p>
          </table:table-cell>
          <table:table-cell table:style-name="TableCell060202">
            <text:p text:style-name="P56"><text:span text:style-name="T207">String(20)</text:span><text:span text:style-name="T208"/></text:p>
          </table:table-cell>
          <table:table-cell table:style-name="TableCell060203">
            <text:p text:style-name="P56"><text:span text:style-name="T209">String(20)</text:span><text:span text:style-name="T210"/></text:p>
          </table:table-cell>
          <table:table-cell table:style-name="TableCell060204">
            <text:p text:style-name="P56"><text:span text:style-name="T211">Chave Primaria</text:span><text:span text:style-name="T212"/></text:p>
          </table:table-cell>
        </table:table-row>
        <table:table-row table:style-name="TableRow0603">
          <table:table-cell table:style-name="TableCell060300">
            <text:p text:style-name="P59"><text:span text:style-name="T213">Rua</text:span><text:span text:style-name="T214"/></text:p>
          </table:table-cell>
          <table:table-cell table:style-name="TableCell060301">
            <text:p text:style-name="P59"><text:span text:style-name="T215">Representa o número do telefone de uma pessoa, seja funcionário ou cliente</text:span><text:span text:style-name="T216"/></text:p>
          </table:table-cell>
          <table:table-cell table:style-name="TableCell060302">
            <text:p text:style-name="P59"><text:span text:style-name="T217">String(20)</text:span><text:span text:style-name="T218"/></text:p>
          </table:table-cell>
          <table:table-cell table:style-name="TableCell060303">
            <text:p text:style-name="P59"><text:span text:style-name="T219">String(20)</text:span><text:span text:style-name="T220"/></text:p>
          </table:table-cell>
          <table:table-cell table:style-name="TableCell060304">
            <text:p text:style-name="P59"><text:span text:style-name="T221">Não nulo</text:span><text:span text:style-name="T222"/></text:p>
          </table:table-cell>
        </table:table-row>
        <table:table-row table:style-name="TableRow0604">
          <table:table-cell table:style-name="TableCell060400">
            <text:p text:style-name="P62"><text:span text:style-name="T223">Cidade</text:span><text:span text:style-name="T224"/></text:p>
          </table:table-cell>
          <table:table-cell table:style-name="TableCell060401">
            <text:p text:style-name="P62"><text:span text:style-name="T225">Representa a cidade na qual o funcionário mora<text:s/></text:span><text:span text:style-name="T226"/></text:p>
          </table:table-cell>
          <table:table-cell table:style-name="TableCell060402">
            <text:p text:style-name="P62"><text:span text:style-name="T227">String(20)</text:span><text:span text:style-name="T228"/></text:p>
          </table:table-cell>
          <table:table-cell table:style-name="TableCell060403">
            <text:p text:style-name="P62"><text:span text:style-name="T229">String(20)</text:span><text:span text:style-name="T230"/></text:p>
          </table:table-cell>
          <table:table-cell table:style-name="TableCell060404">
            <text:p text:style-name="P62"><text:span text:style-name="T231">Não nulo</text:span><text:span text:style-name="T232"/></text:p>
          </table:table-cell>
        </table:table-row>
      </table:table>
      <text:p text:style-name="P64"><text:span text:style-name="T233">Tabela 3<text:s/></text:span><text:span text:style-name="T234">–</text:span><text:span text:style-name="T235"><text:s/>Rela</text:span><text:span text:style-name="T236">ção ENDERECOFUNCIONARIO</text:span></text:p>
      <text:p text:style-name="P64"><text:span text:style-name="T237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66"><text:span text:style-name="T238">CLIENTE: Entidade que armazena os dados de um cliente.</text:span><text:span text:style-name="T239"/></text:p>
          </table:table-cell>
        </table:table-row>
      </table:table>
      <text:p text:style-name="P68"><text:span text:style-name="T239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row table:style-name="TableRow0800">
          <table:table-cell table:style-name="TableCell080000">
            <text:p text:style-name="P70"><text:span text:style-name="T240">Atributo</text:span><text:span text:style-name="T241"/></text:p>
          </table:table-cell>
          <table:table-cell table:style-name="TableCell080001">
            <text:p text:style-name="P70"><text:span text:style-name="T242">Descrição</text:span><text:span text:style-name="T243"/></text:p>
          </table:table-cell>
          <table:table-cell table:style-name="TableCell080002">
            <text:p text:style-name="P70"><text:span text:style-name="T244">Tipo</text:span><text:span text:style-name="T245"/></text:p>
          </table:table-cell>
          <table:table-cell table:style-name="TableCell080003">
            <text:p text:style-name="P70"><text:span text:style-name="T246">Domínio</text:span><text:span text:style-name="T247"/></text:p>
          </table:table-cell>
          <table:table-cell table:style-name="TableCell080004">
            <text:p text:style-name="P70"><text:span text:style-name="T248">Restrição</text:span><text:span text:style-name="T249"/></text:p>
          </table:table-cell>
        </table:table-row>
        <table:table-row table:style-name="TableRow0801">
          <table:table-cell table:style-name="TableCell080100">
            <text:p text:style-name="P73"><text:span text:style-name="T250">CPFPessoa</text:span><text:span text:style-name="T251"/></text:p>
          </table:table-cell>
          <table:table-cell table:style-name="TableCell080101">
            <text:p text:style-name="P73"><text:span text:style-name="T252">Representa o CPF do cliente</text:span><text:span text:style-name="T253"/></text:p>
          </table:table-cell>
          <table:table-cell table:style-name="TableCell080102">
            <text:p text:style-name="P73"><text:span text:style-name="T254">String(100)</text:span><text:span text:style-name="T255"/></text:p>
          </table:table-cell>
          <table:table-cell table:style-name="TableCell080103">
            <text:p text:style-name="P73"><text:span text:style-name="T256">String(100)</text:span><text:span text:style-name="T257"/></text:p>
          </table:table-cell>
          <table:table-cell table:style-name="TableCell080104">
            <text:p text:style-name="P73"><text:span text:style-name="T258">Chave</text:span><text:span text:style-name="T259"/></text:p>
          </table:table-cell>
        </table:table-row>
        <table:table-row table:style-name="TableRow0802">
          <table:table-cell table:style-name="TableCell080200">
            <text:p text:style-name="P76"><text:span text:style-name="T260">CodCliente</text:span><text:span text:style-name="T261"/></text:p>
          </table:table-cell>
          <table:table-cell table:style-name="TableCell080201">
            <text:p text:style-name="P76"><text:span text:style-name="T262">Representa o código do cliente</text:span><text:span text:style-name="T263"/></text:p>
          </table:table-cell>
          <table:table-cell table:style-name="TableCell080202">
            <text:p text:style-name="P76"><text:span text:style-name="T264">Integer</text:span><text:span text:style-name="T265"/></text:p>
          </table:table-cell>
          <table:table-cell table:style-name="TableCell080203">
            <text:p text:style-name="P76"><text:span text:style-name="T266">Integer</text:span><text:span text:style-name="T267"/></text:p>
          </table:table-cell>
          <table:table-cell table:style-name="TableCell080204">
            <text:p text:style-name="P76"><text:span text:style-name="T268">Chave Primaria</text:span><text:span text:style-name="T269"/></text:p>
          </table:table-cell>
        </table:table-row>
        <table:table-row table:style-name="TableRow0803">
          <table:table-cell table:style-name="TableCell080300">
            <text:p text:style-name="P79"><text:span text:style-name="T270">Email</text:span><text:span text:style-name="T271"/></text:p>
          </table:table-cell>
          <table:table-cell table:style-name="TableCell080301">
            <text:p text:style-name="P79"><text:span text:style-name="T272">Representa o email do cliente</text:span><text:span text:style-name="T273"/></text:p>
          </table:table-cell>
          <table:table-cell table:style-name="TableCell080302">
            <text:p text:style-name="P79"><text:span text:style-name="T274">String(20)</text:span><text:span text:style-name="T275"/></text:p>
          </table:table-cell>
          <table:table-cell table:style-name="TableCell080303">
            <text:p text:style-name="P79"><text:span text:style-name="T276">String(20)</text:span><text:span text:style-name="T277"/></text:p>
          </table:table-cell>
          <table:table-cell table:style-name="TableCell080304">
            <text:p text:style-name="P79"><text:span text:style-name="T278">Não nulo</text:span><text:span text:style-name="T279"/></text:p>
          </table:table-cell>
        </table:table-row>
        <table:table-row table:style-name="TableRow0804">
          <table:table-cell table:style-name="TableCell080400">
            <text:p text:style-name="P82"><text:span text:style-name="T279"/></text:p>
          </table:table-cell>
          <table:table-cell table:style-name="TableCell080401">
            <text:p text:style-name="P82"><text:span text:style-name="T279"/></text:p>
          </table:table-cell>
          <table:table-cell table:style-name="TableCell080402">
            <text:p text:style-name="P82"><text:span text:style-name="T279"/></text:p>
          </table:table-cell>
          <table:table-cell table:style-name="TableCell080403">
            <text:p text:style-name="P82"><text:span text:style-name="T279"/></text:p>
          </table:table-cell>
          <table:table-cell table:style-name="TableCell080404">
            <text:p text:style-name="P82"><text:span text:style-name="T279"/></text:p>
          </table:table-cell>
        </table:table-row>
      </table:table>
      <text:p text:style-name="P84"><text:span text:style-name="T280">Tabela 4<text:s/></text:span><text:span text:style-name="T281">–</text:span><text:span text:style-name="T282"><text:s/>Entidade</text:span><text:span text:style-name="T283"><text:s/>CLIENTE</text:span></text:p>
      <text:p text:style-name="P84"><text:span text:style-name="T284"/></text:p>
      <text:p text:style-name="P84"><text:span text:style-name="T284"/></text:p>
      <text:p text:style-name="P84"><text:span text:style-name="T284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86"><text:span text:style-name="T285">SALARIO: Relação que armazena dados que compõem o endereço de um funcionário.</text:span><text:span text:style-name="T286"/></text:p>
          </table:table-cell>
        </table:table-row>
      </table:table>
      <text:p text:style-name="P88"><text:span text:style-name="T286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row table:style-name="TableRow1000">
          <table:table-cell table:style-name="TableCell100000">
            <text:p text:style-name="P90"><text:span text:style-name="T287">Atributo</text:span><text:span text:style-name="T288"/></text:p>
          </table:table-cell>
          <table:table-cell table:style-name="TableCell100001">
            <text:p text:style-name="P90"><text:span text:style-name="T289">Descrição</text:span><text:span text:style-name="T290"/></text:p>
          </table:table-cell>
          <table:table-cell table:style-name="TableCell100002">
            <text:p text:style-name="P90"><text:span text:style-name="T291">Tipo</text:span><text:span text:style-name="T292"/></text:p>
          </table:table-cell>
          <table:table-cell table:style-name="TableCell100003">
            <text:p text:style-name="P90"><text:span text:style-name="T293">Domínio</text:span><text:span text:style-name="T294"/></text:p>
          </table:table-cell>
          <table:table-cell table:style-name="TableCell100004">
            <text:p text:style-name="P90"><text:span text:style-name="T295">Restrição</text:span><text:span text:style-name="T296"/></text:p>
          </table:table-cell>
        </table:table-row>
        <table:table-row table:style-name="TableRow1001">
          <table:table-cell table:style-name="TableCell100100">
            <text:p text:style-name="P93"><text:span text:style-name="T297">Valor</text:span><text:span text:style-name="T298"/></text:p>
          </table:table-cell>
          <table:table-cell table:style-name="TableCell100101">
            <text:p text:style-name="P93"><text:span text:style-name="T299">Representa o valor do salário</text:span><text:span text:style-name="T300"/></text:p>
          </table:table-cell>
          <table:table-cell table:style-name="TableCell100102">
            <text:p text:style-name="P93"><text:span text:style-name="T301">String(100)</text:span><text:span text:style-name="T302"/></text:p>
          </table:table-cell>
          <table:table-cell table:style-name="TableCell100103">
            <text:p text:style-name="P93"><text:span text:style-name="T303">String(100)</text:span><text:span text:style-name="T304"/></text:p>
          </table:table-cell>
          <table:table-cell table:style-name="TableCell100104">
            <text:p text:style-name="P93"><text:span text:style-name="T305">Não nulo</text:span><text:span text:style-name="T306"/></text:p>
          </table:table-cell>
        </table:table-row>
        <table:table-row table:style-name="TableRow1002">
          <table:table-cell table:style-name="TableCell100200">
            <text:p text:style-name="P96"><text:span text:style-name="T307">Data</text:span><text:span text:style-name="T308"/></text:p>
          </table:table-cell>
          <table:table-cell table:style-name="TableCell100201">
            <text:p text:style-name="P96"><text:span text:style-name="T309">Representa a data do pagamento</text:span><text:span text:style-name="T310"/></text:p>
          </table:table-cell>
          <table:table-cell table:style-name="TableCell100202">
            <text:p text:style-name="P96"><text:span text:style-name="T311">Date</text:span><text:span text:style-name="T312"/></text:p>
          </table:table-cell>
          <table:table-cell table:style-name="TableCell100203">
            <text:p text:style-name="P96"><text:span text:style-name="T313">Date</text:span><text:span text:style-name="T314"/></text:p>
          </table:table-cell>
          <table:table-cell table:style-name="TableCell100204">
            <text:p text:style-name="P96"><text:span text:style-name="T315">Não nulo</text:span><text:span text:style-name="T316"/></text:p>
          </table:table-cell>
        </table:table-row>
        <table:table-row table:style-name="TableRow1003">
          <table:table-cell table:style-name="TableCell100300">
            <text:p text:style-name="P99"><text:span text:style-name="T317">Funcionário</text:span><text:span text:style-name="T318"/></text:p>
          </table:table-cell>
          <table:table-cell table:style-name="TableCell100301">
            <text:p text:style-name="P99"><text:span text:style-name="T319">Representa o funcionário que irá receber o salário</text:span><text:span text:style-name="T320"/></text:p>
          </table:table-cell>
          <table:table-cell table:style-name="TableCell100302">
            <text:p text:style-name="P99"><text:span text:style-name="T321">String(20)</text:span><text:span text:style-name="T322"/></text:p>
          </table:table-cell>
          <table:table-cell table:style-name="TableCell100303">
            <text:p text:style-name="P99"><text:span text:style-name="T323">String(20)</text:span><text:span text:style-name="T324"/></text:p>
          </table:table-cell>
          <table:table-cell table:style-name="TableCell100304">
            <text:p text:style-name="P99"><text:span text:style-name="T325">Chave Primária</text:span><text:span text:style-name="T326"/></text:p>
          </table:table-cell>
        </table:table-row>
        <table:table-row table:style-name="TableRow1004">
          <table:table-cell table:style-name="TableCell100400">
            <text:p text:style-name="P102"><text:span text:style-name="T327">Hora</text:span><text:span text:style-name="T328"/></text:p>
          </table:table-cell>
          <table:table-cell table:style-name="TableCell100401">
            <text:p text:style-name="P102"><text:span text:style-name="T329">Representa a hora do pagamento</text:span><text:span text:style-name="T330"/></text:p>
          </table:table-cell>
          <table:table-cell table:style-name="TableCell100402">
            <text:p text:style-name="P102"><text:span text:style-name="T331">Date</text:span><text:span text:style-name="T332"/></text:p>
          </table:table-cell>
          <table:table-cell table:style-name="TableCell100403">
            <text:p text:style-name="P102"><text:span text:style-name="T333">Date</text:span><text:span text:style-name="T334"/></text:p>
          </table:table-cell>
          <table:table-cell table:style-name="TableCell100404">
            <text:p text:style-name="P102"><text:span text:style-name="T335">Não nulo</text:span><text:span text:style-name="T336"/></text:p>
          </table:table-cell>
        </table:table-row>
        <table:table-row table:style-name="TableRow1005">
          <table:table-cell table:style-name="TableCell100500">
            <text:p text:style-name="P105"><text:span text:style-name="T337">CodDespesa</text:span><text:span text:style-name="T338"/></text:p>
          </table:table-cell>
          <table:table-cell table:style-name="TableCell100501">
            <text:p text:style-name="P105"><text:span text:style-name="T339">Representa o código da despesa</text:span><text:span text:style-name="T340"/></text:p>
          </table:table-cell>
          <table:table-cell table:style-name="TableCell100502">
            <text:p text:style-name="P105"><text:span text:style-name="T341">String(100)</text:span><text:span text:style-name="T342"/></text:p>
          </table:table-cell>
          <table:table-cell table:style-name="TableCell100503">
            <text:p text:style-name="P105"><text:span text:style-name="T343">String(100)</text:span><text:span text:style-name="T344"/></text:p>
          </table:table-cell>
          <table:table-cell table:style-name="TableCell100504">
            <text:p text:style-name="P105"><text:span text:style-name="T345">Chave Estrangeira referenciando CodDespesa em DESPESA</text:span><text:span text:style-name="T346"/></text:p>
          </table:table-cell>
        </table:table-row>
      </table:table>
      <text:p text:style-name="P107"><text:span text:style-name="T347">Tabela 5<text:s/></text:span><text:span text:style-name="T348">–</text:span><text:span text:style-name="T349"><text:s/>Entidade</text:span><text:span text:style-name="T350"><text:s/>SALARIO</text:span></text:p>
      <text:p text:style-name="P107"><text:span text:style-name="T351"/></text:p>
      <table:table table:style-name="Table11">
        <table:table-column table:style-name="TableColumn1100"/>
        <table:table-row table:style-name="TableRow1100">
          <table:table-cell table:style-name="TableCell110000">
            <text:p text:style-name="P109"><text:span text:style-name="T352">Fornecedor: Entidade que armazena os dados de um fornecedor.</text:span><text:span text:style-name="T353"/></text:p>
          </table:table-cell>
        </table:table-row>
      </table:table>
      <text:p text:style-name="P111"><text:span text:style-name="T353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column table:style-name="TableColumn1204"/>
        <table:table-row table:style-name="TableRow1200">
          <table:table-cell table:style-name="TableCell120000">
            <text:p text:style-name="P113"><text:span text:style-name="T354">Atributo</text:span><text:span text:style-name="T355"/></text:p>
          </table:table-cell>
          <table:table-cell table:style-name="TableCell120001">
            <text:p text:style-name="P113"><text:span text:style-name="T356">Descrição</text:span><text:span text:style-name="T357"/></text:p>
          </table:table-cell>
          <table:table-cell table:style-name="TableCell120002">
            <text:p text:style-name="P113"><text:span text:style-name="T358">Tipo</text:span><text:span text:style-name="T359"/></text:p>
          </table:table-cell>
          <table:table-cell table:style-name="TableCell120003">
            <text:p text:style-name="P113"><text:span text:style-name="T360">Domínio</text:span><text:span text:style-name="T361"/></text:p>
          </table:table-cell>
          <table:table-cell table:style-name="TableCell120004">
            <text:p text:style-name="P113"><text:span text:style-name="T362">Restrição</text:span><text:span text:style-name="T363"/></text:p>
          </table:table-cell>
        </table:table-row>
        <table:table-row table:style-name="TableRow1201">
          <table:table-cell table:style-name="TableCell120100">
            <text:p text:style-name="P116"><text:span text:style-name="T364">CNPJ</text:span><text:span text:style-name="T365"/></text:p>
          </table:table-cell>
          <table:table-cell table:style-name="TableCell120101">
            <text:p text:style-name="P116"><text:span text:style-name="T366">Representa o CNPJ da empresa</text:span><text:span text:style-name="T367"/></text:p>
          </table:table-cell>
          <table:table-cell table:style-name="TableCell120102">
            <text:p text:style-name="P116"><text:span text:style-name="T368">String(100)</text:span><text:span text:style-name="T369"/></text:p>
          </table:table-cell>
          <table:table-cell table:style-name="TableCell120103">
            <text:p text:style-name="P116"><text:span text:style-name="T370">String(100)</text:span><text:span text:style-name="T371"/></text:p>
          </table:table-cell>
          <table:table-cell table:style-name="TableCell120104">
            <text:p text:style-name="P116"><text:span text:style-name="T372">Chave Primária</text:span><text:span text:style-name="T373"/></text:p>
          </table:table-cell>
        </table:table-row>
        <table:table-row table:style-name="TableRow1202">
          <table:table-cell table:style-name="TableCell120200">
            <text:p text:style-name="P119"><text:span text:style-name="T374">Nome</text:span><text:span text:style-name="T375"/></text:p>
          </table:table-cell>
          <table:table-cell table:style-name="TableCell120201">
            <text:p text:style-name="P119"><text:span text:style-name="T376">Representa o nome do fornecedor</text:span><text:span text:style-name="T377"/></text:p>
          </table:table-cell>
          <table:table-cell table:style-name="TableCell120202">
            <text:p text:style-name="P119"><text:span text:style-name="T378">String(20)</text:span><text:span text:style-name="T379"/></text:p>
          </table:table-cell>
          <table:table-cell table:style-name="TableCell120203">
            <text:p text:style-name="P119"><text:span text:style-name="T380">String(20)</text:span><text:span text:style-name="T381"/></text:p>
          </table:table-cell>
          <table:table-cell table:style-name="TableCell120204">
            <text:p text:style-name="P119"><text:span text:style-name="T382">Não nulo</text:span><text:span text:style-name="T383"/></text:p>
          </table:table-cell>
        </table:table-row>
        <table:table-row table:style-name="TableRow1203">
          <table:table-cell table:style-name="TableCell120300">
            <text:p text:style-name="P122"><text:span text:style-name="T384">Telefone</text:span><text:span text:style-name="T385"/></text:p>
          </table:table-cell>
          <table:table-cell table:style-name="TableCell120301">
            <text:p text:style-name="P122"><text:span text:style-name="T386">Representa o número de telefone do fornecedor</text:span><text:span text:style-name="T387"/></text:p>
          </table:table-cell>
          <table:table-cell table:style-name="TableCell120302">
            <text:p text:style-name="P122"><text:span text:style-name="T388">String(20)</text:span><text:span text:style-name="T389"/></text:p>
          </table:table-cell>
          <table:table-cell table:style-name="TableCell120303">
            <text:p text:style-name="P122"><text:span text:style-name="T390">String(20)</text:span><text:span text:style-name="T391"/></text:p>
          </table:table-cell>
          <table:table-cell table:style-name="TableCell120304">
            <text:p text:style-name="P122"><text:span text:style-name="T392">Não nulo</text:span><text:span text:style-name="T393"/></text:p>
          </table:table-cell>
        </table:table-row>
      </table:table>
      <text:p text:style-name="P124"><text:span text:style-name="T394">Tabela 6<text:s/></text:span><text:span text:style-name="T395">–</text:span><text:span text:style-name="T396"><text:s/>Entidade</text:span><text:span text:style-name="T397"><text:s/>FORNECEDOR</text:span></text:p>
      <text:p text:style-name="P124"><text:span text:style-name="T398"/></text:p>
      <text:p text:style-name="P124"><text:span text:style-name="T398"/></text:p>
      <table:table table:style-name="Table13">
        <table:table-column table:style-name="TableColumn1300"/>
        <table:table-row table:style-name="TableRow1300">
          <table:table-cell table:style-name="TableCell130000">
            <text:p text:style-name="P126"><text:span text:style-name="T399">EnderecoForn: Relação que armazena dados que compõem o endereço de um fornecedor.</text:span><text:span text:style-name="T400"/></text:p>
          </table:table-cell>
        </table:table-row>
      </table:table>
      <text:p text:style-name="P128"><text:span text:style-name="T400"/></text:p>
      <table:table table:style-name="Table14">
        <table:table-column table:style-name="TableColumn1400"/>
        <table:table-column table:style-name="TableColumn1401"/>
        <table:table-column table:style-name="TableColumn1402"/>
        <table:table-column table:style-name="TableColumn1403"/>
        <table:table-column table:style-name="TableColumn1404"/>
        <table:table-row table:style-name="TableRow1400">
          <table:table-cell table:style-name="TableCell140000">
            <text:p text:style-name="P130"><text:span text:style-name="T401">Atributo</text:span><text:span text:style-name="T402"/></text:p>
          </table:table-cell>
          <table:table-cell table:style-name="TableCell140001">
            <text:p text:style-name="P130"><text:span text:style-name="T403">Descrição</text:span><text:span text:style-name="T404"/></text:p>
          </table:table-cell>
          <table:table-cell table:style-name="TableCell140002">
            <text:p text:style-name="P130"><text:span text:style-name="T405">Tipo</text:span><text:span text:style-name="T406"/></text:p>
          </table:table-cell>
          <table:table-cell table:style-name="TableCell140003">
            <text:p text:style-name="P130"><text:span text:style-name="T407">Domínio</text:span><text:span text:style-name="T408"/></text:p>
          </table:table-cell>
          <table:table-cell table:style-name="TableCell140004">
            <text:p text:style-name="P130"><text:span text:style-name="T409">Restrição</text:span><text:span text:style-name="T410"/></text:p>
          </table:table-cell>
        </table:table-row>
        <table:table-row table:style-name="TableRow1401">
          <table:table-cell table:style-name="TableCell140100">
            <text:p text:style-name="P133"><text:span text:style-name="T411">CNPJ</text:span><text:span text:style-name="T412"/></text:p>
          </table:table-cell>
          <table:table-cell table:style-name="TableCell140101">
            <text:p text:style-name="P133"><text:span text:style-name="T413">Representa o CNPJ do fornecedor</text:span><text:span text:style-name="T414"/></text:p>
          </table:table-cell>
          <table:table-cell table:style-name="TableCell140102">
            <text:p text:style-name="P133"><text:span text:style-name="T415">String(100)</text:span><text:span text:style-name="T416"/></text:p>
          </table:table-cell>
          <table:table-cell table:style-name="TableCell140103">
            <text:p text:style-name="P133"><text:span text:style-name="T417">String(100)</text:span><text:span text:style-name="T418"/></text:p>
          </table:table-cell>
          <table:table-cell table:style-name="TableCell140104">
            <text:p text:style-name="P133"><text:span text:style-name="T419">Chave Estrangeira referenciando CNPJ em FORNECEDOR</text:span><text:span text:style-name="T420"/></text:p>
          </table:table-cell>
        </table:table-row>
        <table:table-row table:style-name="TableRow1402">
          <table:table-cell table:style-name="TableCell140200">
            <text:p text:style-name="P136"><text:span text:style-name="T421">Cidade</text:span><text:span text:style-name="T422"/></text:p>
          </table:table-cell>
          <table:table-cell table:style-name="TableCell140201">
            <text:p text:style-name="P136"><text:span text:style-name="T423">Representa a cidade onde se encontra o fornecedor<text:s/></text:span><text:span text:style-name="T424"/></text:p>
          </table:table-cell>
          <table:table-cell table:style-name="TableCell140202">
            <text:p text:style-name="P136"><text:span text:style-name="T425">String(20)</text:span><text:span text:style-name="T426"/></text:p>
          </table:table-cell>
          <table:table-cell table:style-name="TableCell140203">
            <text:p text:style-name="P136"><text:span text:style-name="T427">String(20)</text:span><text:span text:style-name="T428"/></text:p>
          </table:table-cell>
          <table:table-cell table:style-name="TableCell140204">
            <text:p text:style-name="P136"><text:span text:style-name="T429">Não nulo</text:span><text:span text:style-name="T430"/></text:p>
          </table:table-cell>
        </table:table-row>
        <table:table-row table:style-name="TableRow1403">
          <table:table-cell table:style-name="TableCell140300">
            <text:p text:style-name="P139"><text:span text:style-name="T431">Rua</text:span><text:span text:style-name="T432"/></text:p>
          </table:table-cell>
          <table:table-cell table:style-name="TableCell140301">
            <text:p text:style-name="P139"><text:span text:style-name="T433">Representa a rua onde se encontra o fornecedor</text:span><text:span text:style-name="T434"/></text:p>
          </table:table-cell>
          <table:table-cell table:style-name="TableCell140302">
            <text:p text:style-name="P139"><text:span text:style-name="T435">String(20)</text:span><text:span text:style-name="T436"/></text:p>
          </table:table-cell>
          <table:table-cell table:style-name="TableCell140303">
            <text:p text:style-name="P139"><text:span text:style-name="T437">String(20)</text:span><text:span text:style-name="T438"/></text:p>
          </table:table-cell>
          <table:table-cell table:style-name="TableCell140304">
            <text:p text:style-name="P139"><text:span text:style-name="T439">Não nulo</text:span><text:span text:style-name="T440"/></text:p>
          </table:table-cell>
        </table:table-row>
        <table:table-row table:style-name="TableRow1404">
          <table:table-cell table:style-name="TableCell140400">
            <text:p text:style-name="P142"><text:span text:style-name="T441">Bairro</text:span><text:span text:style-name="T442"/></text:p>
          </table:table-cell>
          <table:table-cell table:style-name="TableCell140401">
            <text:p text:style-name="P142"><text:span text:style-name="T443">Representa o bairro onde se encontra o fornecedor</text:span><text:span text:style-name="T444"/></text:p>
          </table:table-cell>
          <table:table-cell table:style-name="TableCell140402">
            <text:p text:style-name="P142"><text:span text:style-name="T445">String(20)</text:span><text:span text:style-name="T446"/></text:p>
          </table:table-cell>
          <table:table-cell table:style-name="TableCell140403">
            <text:p text:style-name="P142"><text:span text:style-name="T447">String(20)</text:span><text:span text:style-name="T448"/></text:p>
          </table:table-cell>
          <table:table-cell table:style-name="TableCell140404">
            <text:p text:style-name="P142"><text:span text:style-name="T449">Não nulo</text:span><text:span text:style-name="T450"/></text:p>
          </table:table-cell>
        </table:table-row>
      </table:table>
      <text:p text:style-name="P144"><text:span text:style-name="T451">Tabela 7<text:s/></text:span><text:span text:style-name="T452">–</text:span><text:span text:style-name="T453"><text:s/>Relação ENDERECOFORN</text:span></text:p>
      <text:p text:style-name="P144"><text:span text:style-name="T454"/></text:p>
      <table:table table:style-name="Table15">
        <table:table-column table:style-name="TableColumn1500"/>
        <table:table-row table:style-name="TableRow1500">
          <table:table-cell table:style-name="TableCell150000">
            <text:p text:style-name="P146"><text:span text:style-name="T455">Despesa: Entidade que armazena as despesas da loja.</text:span><text:span text:style-name="T456"/></text:p>
          </table:table-cell>
        </table:table-row>
      </table:table>
      <text:p text:style-name="P148"><text:span text:style-name="T456"/></text:p>
      <table:table table:style-name="Table16">
        <table:table-column table:style-name="TableColumn1600"/>
        <table:table-column table:style-name="TableColumn1601"/>
        <table:table-column table:style-name="TableColumn1602"/>
        <table:table-column table:style-name="TableColumn1603"/>
        <table:table-column table:style-name="TableColumn1604"/>
        <table:table-row table:style-name="TableRow1600">
          <table:table-cell table:style-name="TableCell160000">
            <text:p text:style-name="P150"><text:span text:style-name="T457">Atributo</text:span><text:span text:style-name="T458"/></text:p>
          </table:table-cell>
          <table:table-cell table:style-name="TableCell160001">
            <text:p text:style-name="P150"><text:span text:style-name="T459">Descrição</text:span><text:span text:style-name="T460"/></text:p>
          </table:table-cell>
          <table:table-cell table:style-name="TableCell160002">
            <text:p text:style-name="P150"><text:span text:style-name="T461">Tipo</text:span><text:span text:style-name="T462"/></text:p>
          </table:table-cell>
          <table:table-cell table:style-name="TableCell160003">
            <text:p text:style-name="P150"><text:span text:style-name="T463">Domínio</text:span><text:span text:style-name="T464"/></text:p>
          </table:table-cell>
          <table:table-cell table:style-name="TableCell160004">
            <text:p text:style-name="P150"><text:span text:style-name="T465">Restrição</text:span><text:span text:style-name="T466"/></text:p>
          </table:table-cell>
        </table:table-row>
        <table:table-row table:style-name="TableRow1601">
          <table:table-cell table:style-name="TableCell160100">
            <text:p text:style-name="P153"><text:span text:style-name="T467">CodDespesa</text:span><text:span text:style-name="T468"/></text:p>
          </table:table-cell>
          <table:table-cell table:style-name="TableCell160101">
            <text:p text:style-name="P153"><text:span text:style-name="T469">Representa o código da despesa</text:span><text:span text:style-name="T470"/></text:p>
          </table:table-cell>
          <table:table-cell table:style-name="TableCell160102">
            <text:p text:style-name="P153"><text:span text:style-name="T471">Integer</text:span><text:span text:style-name="T472"/></text:p>
          </table:table-cell>
          <table:table-cell table:style-name="TableCell160103">
            <text:p text:style-name="P153"><text:span text:style-name="T473">Integer</text:span><text:span text:style-name="T474"/></text:p>
          </table:table-cell>
          <table:table-cell table:style-name="TableCell160104">
            <text:p text:style-name="P153"><text:span text:style-name="T475">Chave Primária</text:span><text:span text:style-name="T476"/></text:p>
          </table:table-cell>
        </table:table-row>
        <table:table-row table:style-name="TableRow1602">
          <table:table-cell table:style-name="TableCell160200">
            <text:p text:style-name="P156"><text:span text:style-name="T477">Valor</text:span><text:span text:style-name="T478"/></text:p>
          </table:table-cell>
          <table:table-cell table:style-name="TableCell160201">
            <text:p text:style-name="P156"><text:span text:style-name="T479">Representa o valor da despesa</text:span><text:span text:style-name="T480"/></text:p>
          </table:table-cell>
          <table:table-cell table:style-name="TableCell160202">
            <text:p text:style-name="P156"><text:span text:style-name="T481">String(100)</text:span><text:span text:style-name="T482"/></text:p>
          </table:table-cell>
          <table:table-cell table:style-name="TableCell160203">
            <text:p text:style-name="P156"><text:span text:style-name="T483">String(100)</text:span><text:span text:style-name="T484"/></text:p>
          </table:table-cell>
          <table:table-cell table:style-name="TableCell160204">
            <text:p text:style-name="P156"><text:span text:style-name="T485">Não nulo</text:span><text:span text:style-name="T486"/></text:p>
          </table:table-cell>
        </table:table-row>
        <table:table-row table:style-name="TableRow1603">
          <table:table-cell table:style-name="TableCell160300">
            <text:p text:style-name="P159"><text:span text:style-name="T487">Data</text:span><text:span text:style-name="T488"/></text:p>
          </table:table-cell>
          <table:table-cell table:style-name="TableCell160301">
            <text:p text:style-name="P159"><text:span text:style-name="T489">Representa a data da despesa</text:span><text:span text:style-name="T490"/></text:p>
          </table:table-cell>
          <table:table-cell table:style-name="TableCell160302">
            <text:p text:style-name="P159"><text:span text:style-name="T491">Date</text:span><text:span text:style-name="T492"/></text:p>
          </table:table-cell>
          <table:table-cell table:style-name="TableCell160303">
            <text:p text:style-name="P159"><text:span text:style-name="T493">Date</text:span><text:span text:style-name="T494"/></text:p>
          </table:table-cell>
          <table:table-cell table:style-name="TableCell160304">
            <text:p text:style-name="P159"><text:span text:style-name="T495">Não nulo</text:span><text:span text:style-name="T496"/></text:p>
          </table:table-cell>
        </table:table-row>
      </table:table>
      <text:p text:style-name="P161"><text:span text:style-name="T497">Tabela 8<text:s/></text:span><text:span text:style-name="T498">–</text:span><text:span text:style-name="T499"><text:s/>Entidade DESPESA</text:span></text:p>
      <text:p text:style-name="P161"><text:span text:style-name="T500"/></text:p>
      <table:table table:style-name="Table17">
        <table:table-column table:style-name="TableColumn1700"/>
        <table:table-row table:style-name="TableRow1700">
          <table:table-cell table:style-name="TableCell170000">
            <text:p text:style-name="P163"><text:span text:style-name="T501">Compra: Entidade que armazena dados de uma compra.</text:span><text:span text:style-name="T502"/></text:p>
          </table:table-cell>
        </table:table-row>
      </table:table>
      <text:p text:style-name="P165"><text:span text:style-name="T502"/></text:p>
      <table:table table:style-name="Table18">
        <table:table-column table:style-name="TableColumn1800"/>
        <table:table-column table:style-name="TableColumn1801"/>
        <table:table-column table:style-name="TableColumn1802"/>
        <table:table-column table:style-name="TableColumn1803"/>
        <table:table-column table:style-name="TableColumn1804"/>
        <table:table-row table:style-name="TableRow1800">
          <table:table-cell table:style-name="TableCell180000">
            <text:p text:style-name="P167"><text:span text:style-name="T503">Atributo</text:span><text:span text:style-name="T504"/></text:p>
          </table:table-cell>
          <table:table-cell table:style-name="TableCell180001">
            <text:p text:style-name="P167"><text:span text:style-name="T505">Descrição</text:span><text:span text:style-name="T506"/></text:p>
          </table:table-cell>
          <table:table-cell table:style-name="TableCell180002">
            <text:p text:style-name="P167"><text:span text:style-name="T507">Tipo</text:span><text:span text:style-name="T508"/></text:p>
          </table:table-cell>
          <table:table-cell table:style-name="TableCell180003">
            <text:p text:style-name="P167"><text:span text:style-name="T509">Domínio</text:span><text:span text:style-name="T510"/></text:p>
          </table:table-cell>
          <table:table-cell table:style-name="TableCell180004">
            <text:p text:style-name="P167"><text:span text:style-name="T511">Restrição</text:span><text:span text:style-name="T512"/></text:p>
          </table:table-cell>
        </table:table-row>
        <table:table-row table:style-name="TableRow1801">
          <table:table-cell table:style-name="TableCell180100">
            <text:p text:style-name="P170"><text:span text:style-name="T513">CodCompra</text:span><text:span text:style-name="T514"/></text:p>
          </table:table-cell>
          <table:table-cell table:style-name="TableCell180101">
            <text:p text:style-name="P170"><text:span text:style-name="T515">Representa o código da compra</text:span><text:span text:style-name="T516"/></text:p>
          </table:table-cell>
          <table:table-cell table:style-name="TableCell180102">
            <text:p text:style-name="P170"><text:span text:style-name="T517">Integer</text:span><text:span text:style-name="T518"/></text:p>
          </table:table-cell>
          <table:table-cell table:style-name="TableCell180103">
            <text:p text:style-name="P170"><text:span text:style-name="T519">Integer</text:span><text:span text:style-name="T520"/></text:p>
          </table:table-cell>
          <table:table-cell table:style-name="TableCell180104">
            <text:p text:style-name="P170"><text:span text:style-name="T521">Chave Primária</text:span><text:span text:style-name="T522"/></text:p>
          </table:table-cell>
        </table:table-row>
        <table:table-row table:style-name="TableRow1802">
          <table:table-cell table:style-name="TableCell180200">
            <text:p text:style-name="P173"><text:span text:style-name="T523">Valor</text:span><text:span text:style-name="T524"/></text:p>
          </table:table-cell>
          <table:table-cell table:style-name="TableCell180201">
            <text:p text:style-name="P173"><text:span text:style-name="T525">Representa o valor total da compra</text:span><text:span text:style-name="T526"/></text:p>
          </table:table-cell>
          <table:table-cell table:style-name="TableCell180202">
            <text:p text:style-name="P173"><text:span text:style-name="T527">String(20)</text:span><text:span text:style-name="T528"/></text:p>
          </table:table-cell>
          <table:table-cell table:style-name="TableCell180203">
            <text:p text:style-name="P173"><text:span text:style-name="T529">String(20)</text:span><text:span text:style-name="T530"/></text:p>
          </table:table-cell>
          <table:table-cell table:style-name="TableCell180204">
            <text:p text:style-name="P173"><text:span text:style-name="T531">Não nulo</text:span><text:span text:style-name="T532"/></text:p>
          </table:table-cell>
        </table:table-row>
        <table:table-row table:style-name="TableRow1803">
          <table:table-cell table:style-name="TableCell180300">
            <text:p text:style-name="P176"><text:span text:style-name="T533">Quantidade</text:span><text:span text:style-name="T534"/></text:p>
          </table:table-cell>
          <table:table-cell table:style-name="TableCell180301">
            <text:p text:style-name="P176"><text:span text:style-name="T535">Representa a quantidade do produto</text:span><text:span text:style-name="T536"/></text:p>
          </table:table-cell>
          <table:table-cell table:style-name="TableCell180302">
            <text:p text:style-name="P176"><text:span text:style-name="T537">Integer</text:span><text:span text:style-name="T538"/></text:p>
          </table:table-cell>
          <table:table-cell table:style-name="TableCell180303">
            <text:p text:style-name="P176"><text:span text:style-name="T539">Integer</text:span><text:span text:style-name="T540"/></text:p>
          </table:table-cell>
          <table:table-cell table:style-name="TableCell180304">
            <text:p text:style-name="P176"><text:span text:style-name="T541">Não nulo</text:span><text:span text:style-name="T542"/></text:p>
          </table:table-cell>
        </table:table-row>
        <table:table-row table:style-name="TableRow1804">
          <table:table-cell table:style-name="TableCell180400">
            <text:p text:style-name="P179"><text:span text:style-name="T543">Data</text:span><text:span text:style-name="T544"/></text:p>
          </table:table-cell>
          <table:table-cell table:style-name="TableCell180401">
            <text:p text:style-name="P179"><text:span text:style-name="T545">Representa a data da compra</text:span><text:span text:style-name="T546"/></text:p>
          </table:table-cell>
          <table:table-cell table:style-name="TableCell180402">
            <text:p text:style-name="P179"><text:span text:style-name="T547">Date</text:span><text:span text:style-name="T548"/></text:p>
          </table:table-cell>
          <table:table-cell table:style-name="TableCell180403">
            <text:p text:style-name="P179"><text:span text:style-name="T549">Date</text:span><text:span text:style-name="T550"/></text:p>
          </table:table-cell>
          <table:table-cell table:style-name="TableCell180404">
            <text:p text:style-name="P179"><text:span text:style-name="T551">Não nulo</text:span><text:span text:style-name="T552"/></text:p>
          </table:table-cell>
        </table:table-row>
        <table:table-row table:style-name="TableRow1805">
          <table:table-cell table:style-name="TableCell180500">
            <text:p text:style-name="P182"><text:span text:style-name="T553">Fornecedor</text:span><text:span text:style-name="T554"/></text:p>
          </table:table-cell>
          <table:table-cell table:style-name="TableCell180501">
            <text:p text:style-name="P182"><text:span text:style-name="T555">Representa o fornecedor que a vendeu</text:span><text:span text:style-name="T556"/></text:p>
          </table:table-cell>
          <table:table-cell table:style-name="TableCell180502">
            <text:p text:style-name="P182"><text:span text:style-name="T557">String(20)</text:span><text:span text:style-name="T558"/></text:p>
          </table:table-cell>
          <table:table-cell table:style-name="TableCell180503">
            <text:p text:style-name="P182"><text:span text:style-name="T559">String(20)</text:span><text:span text:style-name="T560"/></text:p>
          </table:table-cell>
          <table:table-cell table:style-name="TableCell180504">
            <text:p text:style-name="P182"><text:span text:style-name="T561">Chave Estrangeira representando NOME em FORNECEDOR</text:span><text:span text:style-name="T562"/></text:p>
          </table:table-cell>
        </table:table-row>
        <table:table-row table:style-name="TableRow1806">
          <table:table-cell table:style-name="TableCell180600">
            <text:p text:style-name="P185"><text:span text:style-name="T563">Hora</text:span><text:span text:style-name="T564"/></text:p>
          </table:table-cell>
          <table:table-cell table:style-name="TableCell180601">
            <text:p text:style-name="P185"><text:span text:style-name="T565">Representa a hora da compra</text:span><text:span text:style-name="T566"/></text:p>
          </table:table-cell>
          <table:table-cell table:style-name="TableCell180602">
            <text:p text:style-name="P185"><text:span text:style-name="T567">Date</text:span><text:span text:style-name="T568"/></text:p>
          </table:table-cell>
          <table:table-cell table:style-name="TableCell180603">
            <text:p text:style-name="P185"><text:span text:style-name="T569">Date</text:span><text:span text:style-name="T570"/></text:p>
          </table:table-cell>
          <table:table-cell table:style-name="TableCell180604">
            <text:p text:style-name="P185"><text:span text:style-name="T571">Não nulo</text:span><text:span text:style-name="T572"/></text:p>
          </table:table-cell>
        </table:table-row>
        <table:table-row table:style-name="TableRow1807">
          <table:table-cell table:style-name="TableCell180700">
            <text:p text:style-name="P188"><text:span text:style-name="T573">CodDespesa</text:span><text:span text:style-name="T574"/></text:p>
          </table:table-cell>
          <table:table-cell table:style-name="TableCell180701">
            <text:p text:style-name="P188"><text:span text:style-name="T575">Representa o código da despesa</text:span><text:span text:style-name="T576"/></text:p>
          </table:table-cell>
          <table:table-cell table:style-name="TableCell180702">
            <text:p text:style-name="P188"><text:span text:style-name="T577">Integer</text:span><text:span text:style-name="T578"/></text:p>
          </table:table-cell>
          <table:table-cell table:style-name="TableCell180703">
            <text:p text:style-name="P188"><text:span text:style-name="T579">Integer</text:span><text:span text:style-name="T580"/></text:p>
          </table:table-cell>
          <table:table-cell table:style-name="TableCell180704">
            <text:p text:style-name="P188"><text:span text:style-name="T581">Chave Estrangeira representando CodDespesa em DESPESA</text:span><text:span text:style-name="T582"/></text:p>
          </table:table-cell>
        </table:table-row>
      </table:table>
      <text:p text:style-name="P190"><text:span text:style-name="T583">Tabela 9<text:s/></text:span><text:span text:style-name="T584">–</text:span><text:span text:style-name="T585"><text:s/>Entidade COMPRA</text:span></text:p>
      <text:p text:style-name="P190"><text:span text:style-name="T586"/></text:p>
      <table:table table:style-name="Table19">
        <table:table-column table:style-name="TableColumn1900"/>
        <table:table-row table:style-name="TableRow1900">
          <table:table-cell table:style-name="TableCell190000">
            <text:p text:style-name="P192"><text:span text:style-name="T587">CompraProduto: Relação que armazena o produto comprado ao fornecedor.</text:span><text:span text:style-name="T588"/></text:p>
          </table:table-cell>
        </table:table-row>
      </table:table>
      <text:p text:style-name="P194"><text:span text:style-name="T588"/></text:p>
      <table:table table:style-name="Table20">
        <table:table-column table:style-name="TableColumn2000"/>
        <table:table-column table:style-name="TableColumn2001"/>
        <table:table-column table:style-name="TableColumn2002"/>
        <table:table-column table:style-name="TableColumn2003"/>
        <table:table-column table:style-name="TableColumn2004"/>
        <table:table-row table:style-name="TableRow2000">
          <table:table-cell table:style-name="TableCell200000">
            <text:p text:style-name="P196"><text:span text:style-name="T589">Atributo</text:span><text:span text:style-name="T590"/></text:p>
          </table:table-cell>
          <table:table-cell table:style-name="TableCell200001">
            <text:p text:style-name="P196"><text:span text:style-name="T591">Descrição</text:span><text:span text:style-name="T592"/></text:p>
          </table:table-cell>
          <table:table-cell table:style-name="TableCell200002">
            <text:p text:style-name="P196"><text:span text:style-name="T593">Tipo</text:span><text:span text:style-name="T594"/></text:p>
          </table:table-cell>
          <table:table-cell table:style-name="TableCell200003">
            <text:p text:style-name="P196"><text:span text:style-name="T595">Domínio</text:span><text:span text:style-name="T596"/></text:p>
          </table:table-cell>
          <table:table-cell table:style-name="TableCell200004">
            <text:p text:style-name="P196"><text:span text:style-name="T597">Restrição</text:span><text:span text:style-name="T598"/></text:p>
          </table:table-cell>
        </table:table-row>
        <table:table-row table:style-name="TableRow2001">
          <table:table-cell table:style-name="TableCell200100">
            <text:p text:style-name="P199"><text:span text:style-name="T599">CodProduto</text:span><text:span text:style-name="T600"/></text:p>
          </table:table-cell>
          <table:table-cell table:style-name="TableCell200101">
            <text:p text:style-name="P199"><text:span text:style-name="T601">Representa o código do produto</text:span><text:span text:style-name="T602"/></text:p>
          </table:table-cell>
          <table:table-cell table:style-name="TableCell200102">
            <text:p text:style-name="P199"><text:span text:style-name="T603">Integer</text:span><text:span text:style-name="T604"/></text:p>
          </table:table-cell>
          <table:table-cell table:style-name="TableCell200103">
            <text:p text:style-name="P199"><text:span text:style-name="T605">Integer</text:span><text:span text:style-name="T606"/></text:p>
          </table:table-cell>
          <table:table-cell table:style-name="TableCell200104">
            <text:p text:style-name="P199"><text:span text:style-name="T607">Chave Estrangeira referenciando CODIGO em PRODUTO</text:span><text:span text:style-name="T608"/></text:p>
          </table:table-cell>
        </table:table-row>
        <table:table-row table:style-name="TableRow2002">
          <table:table-cell table:style-name="TableCell200200">
            <text:p text:style-name="P202"><text:span text:style-name="T609">CodCompra</text:span><text:span text:style-name="T610"/></text:p>
          </table:table-cell>
          <table:table-cell table:style-name="TableCell200201">
            <text:p text:style-name="P202"><text:span text:style-name="T611">Representa o código da compra</text:span><text:span text:style-name="T612"/></text:p>
          </table:table-cell>
          <table:table-cell table:style-name="TableCell200202">
            <text:p text:style-name="P202"><text:span text:style-name="T613">Integer</text:span><text:span text:style-name="T614"/></text:p>
          </table:table-cell>
          <table:table-cell table:style-name="TableCell200203">
            <text:p text:style-name="P202"><text:span text:style-name="T615">Integer</text:span><text:span text:style-name="T616"/></text:p>
          </table:table-cell>
          <table:table-cell table:style-name="TableCell200204">
            <text:p text:style-name="P202"><text:span text:style-name="T617">Chave Estrangeira referenciando CodCompra em COMPRA</text:span><text:span text:style-name="T618"/></text:p>
          </table:table-cell>
        </table:table-row>
      </table:table>
      <text:p text:style-name="P204"><text:span text:style-name="T619">Tabela 10<text:s/></text:span><text:span text:style-name="T620">–</text:span><text:span text:style-name="T621"><text:s/>Relação COMPRAPRODUTO</text:span></text:p>
      <text:p text:style-name="P204"><text:span text:style-name="T622"/></text:p>
      <table:table table:style-name="Table21">
        <table:table-column table:style-name="TableColumn2100"/>
        <table:table-row table:style-name="TableRow2100">
          <table:table-cell table:style-name="TableCell210000">
            <text:p text:style-name="P206"><text:span text:style-name="T623">Produto: Entidade que armazena os dados de um produto.</text:span><text:span text:style-name="T624"/></text:p>
          </table:table-cell>
        </table:table-row>
      </table:table>
      <text:p text:style-name="P208"><text:span text:style-name="T624"/></text:p>
      <table:table table:style-name="Table22">
        <table:table-column table:style-name="TableColumn2200"/>
        <table:table-column table:style-name="TableColumn2201"/>
        <table:table-column table:style-name="TableColumn2202"/>
        <table:table-column table:style-name="TableColumn2203"/>
        <table:table-column table:style-name="TableColumn2204"/>
        <table:table-row table:style-name="TableRow2200">
          <table:table-cell table:style-name="TableCell220000">
            <text:p text:style-name="P210"><text:span text:style-name="T625">Atributo</text:span><text:span text:style-name="T626"/></text:p>
          </table:table-cell>
          <table:table-cell table:style-name="TableCell220001">
            <text:p text:style-name="P210"><text:span text:style-name="T627">Descrição</text:span><text:span text:style-name="T628"/></text:p>
          </table:table-cell>
          <table:table-cell table:style-name="TableCell220002">
            <text:p text:style-name="P210"><text:span text:style-name="T629">Tipo</text:span><text:span text:style-name="T630"/></text:p>
          </table:table-cell>
          <table:table-cell table:style-name="TableCell220003">
            <text:p text:style-name="P210"><text:span text:style-name="T631">Domínio</text:span><text:span text:style-name="T632"/></text:p>
          </table:table-cell>
          <table:table-cell table:style-name="TableCell220004">
            <text:p text:style-name="P210"><text:span text:style-name="T633">Restrição</text:span><text:span text:style-name="T634"/></text:p>
          </table:table-cell>
        </table:table-row>
        <table:table-row table:style-name="TableRow2201">
          <table:table-cell table:style-name="TableCell220100">
            <text:p text:style-name="P213"><text:span text:style-name="T635">Código</text:span><text:span text:style-name="T636"/></text:p>
          </table:table-cell>
          <table:table-cell table:style-name="TableCell220101">
            <text:p text:style-name="P213"><text:span text:style-name="T637">Representa o código do produto</text:span><text:span text:style-name="T638"/></text:p>
          </table:table-cell>
          <table:table-cell table:style-name="TableCell220102">
            <text:p text:style-name="P213"><text:span text:style-name="T639">Integer</text:span><text:span text:style-name="T640"/></text:p>
          </table:table-cell>
          <table:table-cell table:style-name="TableCell220103">
            <text:p text:style-name="P213"><text:span text:style-name="T641">Integer</text:span><text:span text:style-name="T642"/></text:p>
          </table:table-cell>
          <table:table-cell table:style-name="TableCell220104">
            <text:p text:style-name="P213"><text:span text:style-name="T643">Chave Primária</text:span><text:span text:style-name="T644"/></text:p>
          </table:table-cell>
        </table:table-row>
        <table:table-row table:style-name="TableRow2202">
          <table:table-cell table:style-name="TableCell220200">
            <text:p text:style-name="P216"><text:span text:style-name="T645">Tamanho</text:span><text:span text:style-name="T646"/></text:p>
          </table:table-cell>
          <table:table-cell table:style-name="TableCell220201">
            <text:p text:style-name="P216"><text:span text:style-name="T647">Representa o tamanho do produto comprado</text:span><text:span text:style-name="T648"/></text:p>
          </table:table-cell>
          <table:table-cell table:style-name="TableCell220202">
            <text:p text:style-name="P216"><text:span text:style-name="T649">String(20)</text:span><text:span text:style-name="T650"/></text:p>
          </table:table-cell>
          <table:table-cell table:style-name="TableCell220203">
            <text:p text:style-name="P216"><text:span text:style-name="T651">String(20)</text:span><text:span text:style-name="T652"/></text:p>
          </table:table-cell>
          <table:table-cell table:style-name="TableCell220204">
            <text:p text:style-name="P216"><text:span text:style-name="T653">Não nulo</text:span><text:span text:style-name="T654"/></text:p>
          </table:table-cell>
        </table:table-row>
        <table:table-row table:style-name="TableRow2203">
          <table:table-cell table:style-name="TableCell220300">
            <text:p text:style-name="P219"><text:span text:style-name="T655">Status</text:span><text:span text:style-name="T656"/></text:p>
          </table:table-cell>
          <table:table-cell table:style-name="TableCell220301">
            <text:p text:style-name="P219"><text:span text:style-name="T656"/></text:p>
          </table:table-cell>
          <table:table-cell table:style-name="TableCell220302">
            <text:p text:style-name="P219"><text:span text:style-name="T656"/></text:p>
          </table:table-cell>
          <table:table-cell table:style-name="TableCell220303">
            <text:p text:style-name="P219"><text:span text:style-name="T656"/></text:p>
          </table:table-cell>
          <table:table-cell table:style-name="TableCell220304">
            <text:p text:style-name="P219"><text:span text:style-name="T656"/></text:p>
          </table:table-cell>
        </table:table-row>
        <table:table-row table:style-name="TableRow2204">
          <table:table-cell table:style-name="TableCell220400">
            <text:p text:style-name="P222"><text:span text:style-name="T657">Nome</text:span><text:span text:style-name="T658"/></text:p>
          </table:table-cell>
          <table:table-cell table:style-name="TableCell220401">
            <text:p text:style-name="P222"><text:span text:style-name="T659">Representa o nome do produto</text:span><text:span text:style-name="T660"/></text:p>
          </table:table-cell>
          <table:table-cell table:style-name="TableCell220402">
            <text:p text:style-name="P222"><text:span text:style-name="T661">String(20)</text:span><text:span text:style-name="T662"/></text:p>
          </table:table-cell>
          <table:table-cell table:style-name="TableCell220403">
            <text:p text:style-name="P222"><text:span text:style-name="T663">String(20)</text:span><text:span text:style-name="T664"/></text:p>
          </table:table-cell>
          <table:table-cell table:style-name="TableCell220404">
            <text:p text:style-name="P222"><text:span text:style-name="T665">Não nulo</text:span><text:span text:style-name="T666"/></text:p>
          </table:table-cell>
        </table:table-row>
        <table:table-row table:style-name="TableRow2205">
          <table:table-cell table:style-name="TableCell220500">
            <text:p text:style-name="P225"><text:span text:style-name="T667">Preço</text:span><text:span text:style-name="T668"/></text:p>
          </table:table-cell>
          <table:table-cell table:style-name="TableCell220501">
            <text:p text:style-name="P225"><text:span text:style-name="T669">Representa o preço do produto</text:span><text:span text:style-name="T670"/></text:p>
          </table:table-cell>
          <table:table-cell table:style-name="TableCell220502">
            <text:p text:style-name="P225"><text:span text:style-name="T671">String(20)</text:span><text:span text:style-name="T672"/></text:p>
          </table:table-cell>
          <table:table-cell table:style-name="TableCell220503">
            <text:p text:style-name="P225"><text:span text:style-name="T673">String(20)</text:span><text:span text:style-name="T674"/></text:p>
          </table:table-cell>
          <table:table-cell table:style-name="TableCell220504">
            <text:p text:style-name="P225"><text:span text:style-name="T675">Não nulo</text:span><text:span text:style-name="T676"/></text:p>
          </table:table-cell>
        </table:table-row>
      </table:table>
      <text:p text:style-name="P227"><text:span text:style-name="T677">Tabela11<text:s/></text:span><text:span text:style-name="T678">–</text:span><text:span text:style-name="T679"><text:s/>Entidade PRODUTO</text:span></text:p>
      <text:p text:style-name="P227"><text:span text:style-name="T680"/></text:p>
      <table:table table:style-name="Table23">
        <table:table-column table:style-name="TableColumn2300"/>
        <table:table-row table:style-name="TableRow2300">
          <table:table-cell table:style-name="TableCell230000">
            <text:p text:style-name="P229"><text:span text:style-name="T682">Venda: Entidade que armazena os dados de uma venda.</text:span><text:span text:style-name="T683"/></text:p>
          </table:table-cell>
        </table:table-row>
      </table:table>
      <text:p text:style-name="P231"><text:span text:style-name="T683"/></text:p>
      <table:table table:style-name="Table24">
        <table:table-column table:style-name="TableColumn2400"/>
        <table:table-column table:style-name="TableColumn2401"/>
        <table:table-column table:style-name="TableColumn2402"/>
        <table:table-column table:style-name="TableColumn2403"/>
        <table:table-column table:style-name="TableColumn2404"/>
        <table:table-row table:style-name="TableRow2400">
          <table:table-cell table:style-name="TableCell240000">
            <text:p text:style-name="P233"><text:span text:style-name="T684">Atributo</text:span><text:span text:style-name="T685"/></text:p>
          </table:table-cell>
          <table:table-cell table:style-name="TableCell240001">
            <text:p text:style-name="P233"><text:span text:style-name="T686">Descrição</text:span><text:span text:style-name="T687"/></text:p>
          </table:table-cell>
          <table:table-cell table:style-name="TableCell240002">
            <text:p text:style-name="P233"><text:span text:style-name="T688">Tipo</text:span><text:span text:style-name="T689"/></text:p>
          </table:table-cell>
          <table:table-cell table:style-name="TableCell240003">
            <text:p text:style-name="P233"><text:span text:style-name="T690">Domínio</text:span><text:span text:style-name="T691"/></text:p>
          </table:table-cell>
          <table:table-cell table:style-name="TableCell240004">
            <text:p text:style-name="P233"><text:span text:style-name="T692">Restrição</text:span><text:span text:style-name="T693"/></text:p>
          </table:table-cell>
        </table:table-row>
        <table:table-row table:style-name="TableRow2401">
          <table:table-cell table:style-name="TableCell240100">
            <text:p text:style-name="P236"><text:span text:style-name="T694">CodVenda</text:span><text:span text:style-name="T695"/></text:p>
          </table:table-cell>
          <table:table-cell table:style-name="TableCell240101">
            <text:p text:style-name="P236"><text:span text:style-name="T696">Representa o código da venda de um produto</text:span><text:span text:style-name="T697"/></text:p>
          </table:table-cell>
          <table:table-cell table:style-name="TableCell240102">
            <text:p text:style-name="P236"><text:span text:style-name="T698">Integer</text:span><text:span text:style-name="T699"/></text:p>
          </table:table-cell>
          <table:table-cell table:style-name="TableCell240103">
            <text:p text:style-name="P236"><text:span text:style-name="T700">Integer</text:span><text:span text:style-name="T701"/></text:p>
          </table:table-cell>
          <table:table-cell table:style-name="TableCell240104">
            <text:p text:style-name="P236"><text:span text:style-name="T702">Chave Primária</text:span><text:span text:style-name="T703"/></text:p>
          </table:table-cell>
        </table:table-row>
        <table:table-row table:style-name="TableRow2402">
          <table:table-cell table:style-name="TableCell240200">
            <text:p text:style-name="P239"><text:span text:style-name="T704">Data</text:span><text:span text:style-name="T705"/></text:p>
          </table:table-cell>
          <table:table-cell table:style-name="TableCell240201">
            <text:p text:style-name="P239"><text:span text:style-name="T706">Representa a data da venda</text:span><text:span text:style-name="T707"/></text:p>
          </table:table-cell>
          <table:table-cell table:style-name="TableCell240202">
            <text:p text:style-name="P239"><text:span text:style-name="T708">Date</text:span><text:span text:style-name="T709"/></text:p>
          </table:table-cell>
          <table:table-cell table:style-name="TableCell240203">
            <text:p text:style-name="P239"><text:span text:style-name="T710">Date</text:span><text:span text:style-name="T711"/></text:p>
          </table:table-cell>
          <table:table-cell table:style-name="TableCell240204">
            <text:p text:style-name="P239"><text:span text:style-name="T712">Não nulo</text:span><text:span text:style-name="T713"/></text:p>
          </table:table-cell>
        </table:table-row>
        <table:table-row table:style-name="TableRow2403">
          <table:table-cell table:style-name="TableCell240300">
            <text:p text:style-name="P242"><text:span text:style-name="T714">Hora</text:span><text:span text:style-name="T715"/></text:p>
          </table:table-cell>
          <table:table-cell table:style-name="TableCell240301">
            <text:p text:style-name="P242"><text:span text:style-name="T715">Representa a hora da venda</text:span></text:p>
          </table:table-cell>
          <table:table-cell table:style-name="TableCell240302">
            <text:p text:style-name="P242"><text:span text:style-name="T715">Date</text:span></text:p>
          </table:table-cell>
          <table:table-cell table:style-name="TableCell240303">
            <text:p text:style-name="P242"><text:span text:style-name="T715">Date</text:span></text:p>
          </table:table-cell>
          <table:table-cell table:style-name="TableCell240304">
            <text:p text:style-name="P242"><text:span text:style-name="T715">Não nulo</text:span></text:p>
          </table:table-cell>
        </table:table-row>
        <table:table-row table:style-name="TableRow2404">
          <table:table-cell table:style-name="TableCell240400">
            <text:p text:style-name="P245"><text:span text:style-name="T716">Total</text:span><text:span text:style-name="T717"/></text:p>
          </table:table-cell>
          <table:table-cell table:style-name="TableCell240401">
            <text:p text:style-name="P245"><text:span text:style-name="T717">Representa o total da venda</text:span></text:p>
          </table:table-cell>
          <table:table-cell table:style-name="TableCell240402">
            <text:p text:style-name="P245"><text:span text:style-name="T717">String(20)</text:span></text:p>
          </table:table-cell>
          <table:table-cell table:style-name="TableCell240403">
            <text:p text:style-name="P245"><text:span text:style-name="T717">String(20)</text:span></text:p>
          </table:table-cell>
          <table:table-cell table:style-name="TableCell240404">
            <text:p text:style-name="P245"><text:span text:style-name="T717">Não nulo</text:span></text:p>
          </table:table-cell>
        </table:table-row>
        <table:table-row table:style-name="TableRow2405">
          <table:table-cell table:style-name="TableCell240500">
            <text:p text:style-name="P248"><text:span text:style-name="T718">Funcionario</text:span><text:span text:style-name="T719"/></text:p>
          </table:table-cell>
          <table:table-cell table:style-name="TableCell240501">
            <text:p text:style-name="P248"><text:span text:style-name="T719">Representa o funcionário que efetuou a venda</text:span></text:p>
          </table:table-cell>
          <table:table-cell table:style-name="TableCell240502">
            <text:p text:style-name="P248"><text:span text:style-name="T719">String(20)</text:span></text:p>
          </table:table-cell>
          <table:table-cell table:style-name="TableCell240503">
            <text:p text:style-name="P248"><text:span text:style-name="T719">String(20)</text:span></text:p>
          </table:table-cell>
          <table:table-cell table:style-name="TableCell240504">
            <text:p text:style-name="P248"><text:span text:style-name="T719">Chave Estrangeira referenciando MATRICULA em FUNCIONARIO</text:span></text:p>
          </table:table-cell>
        </table:table-row>
        <table:table-row table:style-name="TableRow2406">
          <table:table-cell table:style-name="TableCell240600">
            <text:p text:style-name="P251"><text:span text:style-name="T721">Cliente</text:span><text:span text:style-name="T722"/></text:p>
          </table:table-cell>
          <table:table-cell table:style-name="TableCell240601">
            <text:p text:style-name="P251"><text:span text:style-name="T722">Representa o cliente que efetuou a compra</text:span></text:p>
          </table:table-cell>
          <table:table-cell table:style-name="TableCell240602">
            <text:p text:style-name="P251"><text:span text:style-name="T722">String(20)</text:span></text:p>
          </table:table-cell>
          <table:table-cell table:style-name="TableCell240603">
            <text:p text:style-name="P251"><text:span text:style-name="T722">String(20)</text:span></text:p>
          </table:table-cell>
          <table:table-cell table:style-name="TableCell240604">
            <text:p text:style-name="P251"><text:span text:style-name="T722">Chave Estrangeira referenciando CODCLIENTE em CLIENTE</text:span></text:p>
          </table:table-cell>
        </table:table-row>
      </table:table>
      <text:p text:style-name="P253"><text:span text:style-name="T723">Tabela12<text:s/></text:span><text:span text:style-name="T724">–</text:span><text:span text:style-name="T725"><text:s/>Entidade PRODUTO</text:span></text:p>
      <text:p text:style-name="P254"><text:span text:style-name="T726"/></text:p>
      <table:table table:style-name="Table25">
        <table:table-column table:style-name="TableColumn2500"/>
        <table:table-row table:style-name="TableRow2500">
          <table:table-cell table:style-name="TableCell250000">
            <text:p text:style-name="P256"><text:span text:style-name="T728">Entrada: Entidade que armazena os dados de uma entrada.</text:span><text:span text:style-name="T729"/></text:p>
          </table:table-cell>
        </table:table-row>
      </table:table>
      <text:p text:style-name="P258"><text:span text:style-name="T729"/></text:p>
      <table:table table:style-name="Table26">
        <table:table-column table:style-name="TableColumn2600"/>
        <table:table-column table:style-name="TableColumn2601"/>
        <table:table-column table:style-name="TableColumn2602"/>
        <table:table-column table:style-name="TableColumn2603"/>
        <table:table-column table:style-name="TableColumn2604"/>
        <table:table-row table:style-name="TableRow2600">
          <table:table-cell table:style-name="TableCell260000">
            <text:p text:style-name="P260"><text:span text:style-name="T730">Atributo</text:span><text:span text:style-name="T731"/></text:p>
          </table:table-cell>
          <table:table-cell table:style-name="TableCell260001">
            <text:p text:style-name="P260"><text:span text:style-name="T732">Descrição</text:span><text:span text:style-name="T733"/></text:p>
          </table:table-cell>
          <table:table-cell table:style-name="TableCell260002">
            <text:p text:style-name="P260"><text:span text:style-name="T734">Tipo</text:span><text:span text:style-name="T735"/></text:p>
          </table:table-cell>
          <table:table-cell table:style-name="TableCell260003">
            <text:p text:style-name="P260"><text:span text:style-name="T736">Domínio</text:span><text:span text:style-name="T737"/></text:p>
          </table:table-cell>
          <table:table-cell table:style-name="TableCell260004">
            <text:p text:style-name="P260"><text:span text:style-name="T738">Restrição</text:span><text:span text:style-name="T739"/></text:p>
          </table:table-cell>
        </table:table-row>
        <table:table-row table:style-name="TableRow2601">
          <table:table-cell table:style-name="TableCell260100">
            <text:p text:style-name="P263"><text:span text:style-name="T740">CodEntrada</text:span><text:span text:style-name="T741"/></text:p>
          </table:table-cell>
          <table:table-cell table:style-name="TableCell260101">
            <text:p text:style-name="P263"><text:span text:style-name="T742">Representa o código da entrada</text:span><text:span text:style-name="T743"/></text:p>
          </table:table-cell>
          <table:table-cell table:style-name="TableCell260102">
            <text:p text:style-name="P263"><text:span text:style-name="T744">Integer</text:span><text:span text:style-name="T745"/></text:p>
          </table:table-cell>
          <table:table-cell table:style-name="TableCell260103">
            <text:p text:style-name="P263"><text:span text:style-name="T746">Integer</text:span><text:span text:style-name="T747"/></text:p>
          </table:table-cell>
          <table:table-cell table:style-name="TableCell260104">
            <text:p text:style-name="P263"><text:span text:style-name="T748">Chave Primária</text:span><text:span text:style-name="T749"/></text:p>
          </table:table-cell>
        </table:table-row>
        <table:table-row table:style-name="TableRow2602">
          <table:table-cell table:style-name="TableCell260200">
            <text:p text:style-name="P266"><text:span text:style-name="T750">CodVenda</text:span><text:span text:style-name="T751"/></text:p>
          </table:table-cell>
          <table:table-cell table:style-name="TableCell260201">
            <text:p text:style-name="P266"><text:span text:style-name="T752">Representa o código da venda</text:span><text:span text:style-name="T753"/></text:p>
          </table:table-cell>
          <table:table-cell table:style-name="TableCell260202">
            <text:p text:style-name="P266"><text:span text:style-name="T754">Integer</text:span><text:span text:style-name="T755"/></text:p>
          </table:table-cell>
          <table:table-cell table:style-name="TableCell260203">
            <text:p text:style-name="P266"><text:span text:style-name="T756">Integer</text:span><text:span text:style-name="T757"/></text:p>
          </table:table-cell>
          <table:table-cell table:style-name="TableCell260204">
            <text:p text:style-name="P266"><text:span text:style-name="T758">Chave Estrangeira referenciando CODVENDA em VENDA</text:span><text:span text:style-name="T759"/></text:p>
          </table:table-cell>
        </table:table-row>
        <table:table-row table:style-name="TableRow2603">
          <table:table-cell table:style-name="TableCell260300">
            <text:p text:style-name="P269"><text:span text:style-name="T760">Valor</text:span><text:span text:style-name="T761"/></text:p>
          </table:table-cell>
          <table:table-cell table:style-name="TableCell260301">
            <text:p text:style-name="P269"><text:span text:style-name="T761">Representa o valor da entrada</text:span></text:p>
          </table:table-cell>
          <table:table-cell table:style-name="TableCell260302">
            <text:p text:style-name="P269"><text:span text:style-name="T761">String(20)</text:span></text:p>
          </table:table-cell>
          <table:table-cell table:style-name="TableCell260303">
            <text:p text:style-name="P269"><text:span text:style-name="T761">String(20)</text:span></text:p>
          </table:table-cell>
          <table:table-cell table:style-name="TableCell260304">
            <text:p text:style-name="P269"><text:span text:style-name="T761">Não nulo</text:span></text:p>
          </table:table-cell>
        </table:table-row>
        <table:table-row table:style-name="TableRow2604">
          <table:table-cell table:style-name="TableCell260400">
            <text:p text:style-name="P272"><text:span text:style-name="T762">Data</text:span><text:span text:style-name="T763"/></text:p>
          </table:table-cell>
          <table:table-cell table:style-name="TableCell260401">
            <text:p text:style-name="P272"><text:span text:style-name="T763">Representa a data da entrada</text:span></text:p>
          </table:table-cell>
          <table:table-cell table:style-name="TableCell260402">
            <text:p text:style-name="P272"><text:span text:style-name="T763">Date</text:span></text:p>
          </table:table-cell>
          <table:table-cell table:style-name="TableCell260403">
            <text:p text:style-name="P272"><text:span text:style-name="T763">Date</text:span></text:p>
          </table:table-cell>
          <table:table-cell table:style-name="TableCell260404">
            <text:p text:style-name="P272"><text:span text:style-name="T763">Não nulo</text:span></text:p>
          </table:table-cell>
        </table:table-row>
      </table:table>
      <text:p text:style-name="P274"><text:span text:style-name="T764">Tabela13<text:s/></text:span><text:span text:style-name="T765">–</text:span><text:span text:style-name="T766"><text:s/>Entidade ENTRADA</text:span></text:p>
      <text:p text:style-name="P274"><text:span text:style-name="T766"/></text:p>
      <table:table table:style-name="Table27">
        <table:table-column table:style-name="TableColumn2700"/>
        <table:table-row table:style-name="TableRow2700">
          <table:table-cell table:style-name="TableCell270000">
            <text:p text:style-name="P276"><text:span text:style-name="T768">Entrada: Entidade que armazena os dados de uma entrada.</text:span><text:span text:style-name="T769"/></text:p>
          </table:table-cell>
        </table:table-row>
      </table:table>
      <text:p text:style-name="P278"><text:span text:style-name="T769"/></text:p>
      <table:table table:style-name="Table28">
        <table:table-column table:style-name="TableColumn2800"/>
        <table:table-column table:style-name="TableColumn2801"/>
        <table:table-column table:style-name="TableColumn2802"/>
        <table:table-column table:style-name="TableColumn2803"/>
        <table:table-column table:style-name="TableColumn2804"/>
        <table:table-row table:style-name="TableRow2800">
          <table:table-cell table:style-name="TableCell280000">
            <text:p text:style-name="P280"><text:span text:style-name="T770">Atributo</text:span><text:span text:style-name="T771"/></text:p>
          </table:table-cell>
          <table:table-cell table:style-name="TableCell280001">
            <text:p text:style-name="P280"><text:span text:style-name="T772">Descrição</text:span><text:span text:style-name="T773"/></text:p>
          </table:table-cell>
          <table:table-cell table:style-name="TableCell280002">
            <text:p text:style-name="P280"><text:span text:style-name="T774">Tipo</text:span><text:span text:style-name="T775"/></text:p>
          </table:table-cell>
          <table:table-cell table:style-name="TableCell280003">
            <text:p text:style-name="P280"><text:span text:style-name="T776">Domínio</text:span><text:span text:style-name="T777"/></text:p>
          </table:table-cell>
          <table:table-cell table:style-name="TableCell280004">
            <text:p text:style-name="P280"><text:span text:style-name="T778">Restrição</text:span><text:span text:style-name="T779"/></text:p>
          </table:table-cell>
        </table:table-row>
        <table:table-row table:style-name="TableRow2801">
          <table:table-cell table:style-name="TableCell280100">
            <text:p text:style-name="P283"><text:span text:style-name="T780">CodEntrada</text:span><text:span text:style-name="T781"/></text:p>
          </table:table-cell>
          <table:table-cell table:style-name="TableCell280101">
            <text:p text:style-name="P283"><text:span text:style-name="T782">Representa o código da entrada</text:span><text:span text:style-name="T783"/></text:p>
          </table:table-cell>
          <table:table-cell table:style-name="TableCell280102">
            <text:p text:style-name="P283"><text:span text:style-name="T784">Integer</text:span><text:span text:style-name="T785"/></text:p>
          </table:table-cell>
          <table:table-cell table:style-name="TableCell280103">
            <text:p text:style-name="P283"><text:span text:style-name="T786">Integer</text:span><text:span text:style-name="T787"/></text:p>
          </table:table-cell>
          <table:table-cell table:style-name="TableCell280104">
            <text:p text:style-name="P283"><text:span text:style-name="T788">Chave Primária</text:span><text:span text:style-name="T789"/></text:p>
          </table:table-cell>
        </table:table-row>
        <table:table-row table:style-name="TableRow2802">
          <table:table-cell table:style-name="TableCell280200">
            <text:p text:style-name="P286"><text:span text:style-name="T790">CodVenda</text:span><text:span text:style-name="T791"/></text:p>
          </table:table-cell>
          <table:table-cell table:style-name="TableCell280201">
            <text:p text:style-name="P286"><text:span text:style-name="T792">Representa o código da venda</text:span><text:span text:style-name="T793"/></text:p>
          </table:table-cell>
          <table:table-cell table:style-name="TableCell280202">
            <text:p text:style-name="P286"><text:span text:style-name="T794">Integer</text:span><text:span text:style-name="T795"/></text:p>
          </table:table-cell>
          <table:table-cell table:style-name="TableCell280203">
            <text:p text:style-name="P286"><text:span text:style-name="T796">Integer</text:span><text:span text:style-name="T797"/></text:p>
          </table:table-cell>
          <table:table-cell table:style-name="TableCell280204">
            <text:p text:style-name="P286"><text:span text:style-name="T798">Chave Estrangeira referenciando CODVENDA em VENDA</text:span><text:span text:style-name="T799"/></text:p>
          </table:table-cell>
        </table:table-row>
        <table:table-row table:style-name="TableRow2803">
          <table:table-cell table:style-name="TableCell280300">
            <text:p text:style-name="P289"><text:span text:style-name="T800">Valor</text:span><text:span text:style-name="T801"/></text:p>
          </table:table-cell>
          <table:table-cell table:style-name="TableCell280301">
            <text:p text:style-name="P289"><text:span text:style-name="T801">Representa o valor da entrada</text:span></text:p>
          </table:table-cell>
          <table:table-cell table:style-name="TableCell280302">
            <text:p text:style-name="P289"><text:span text:style-name="T801">String(20)</text:span></text:p>
          </table:table-cell>
          <table:table-cell table:style-name="TableCell280303">
            <text:p text:style-name="P289"><text:span text:style-name="T801">String(20)</text:span></text:p>
          </table:table-cell>
          <table:table-cell table:style-name="TableCell280304">
            <text:p text:style-name="P289"><text:span text:style-name="T801">Não nulo</text:span></text:p>
          </table:table-cell>
        </table:table-row>
        <table:table-row table:style-name="TableRow2804">
          <table:table-cell table:style-name="TableCell280400">
            <text:p text:style-name="P292"><text:span text:style-name="T802">Data</text:span><text:span text:style-name="T803"/></text:p>
          </table:table-cell>
          <table:table-cell table:style-name="TableCell280401">
            <text:p text:style-name="P292"><text:span text:style-name="T803">Representa a data da entrada</text:span></text:p>
          </table:table-cell>
          <table:table-cell table:style-name="TableCell280402">
            <text:p text:style-name="P292"><text:span text:style-name="T803">Date</text:span></text:p>
          </table:table-cell>
          <table:table-cell table:style-name="TableCell280403">
            <text:p text:style-name="P292"><text:span text:style-name="T803">Date</text:span></text:p>
          </table:table-cell>
          <table:table-cell table:style-name="TableCell280404">
            <text:p text:style-name="P292"><text:span text:style-name="T803">Não nulo</text:span></text:p>
          </table:table-cell>
        </table:table-row>
      </table:table>
      <text:p text:style-name="P294"><text:span text:style-name="T804">Tabela13<text:s/></text:span><text:span text:style-name="T805">–</text:span><text:span text:style-name="T806"><text:s/>Entidade ENTRADA</text:span></text:p>
      <text:p text:style-name="P294"><text:span text:style-name="T806"/></text:p>
      <table:table table:style-name="Table29">
        <table:table-column table:style-name="TableColumn2900"/>
        <table:table-row table:style-name="TableRow2900">
          <table:table-cell table:style-name="TableCell290000">
            <text:p text:style-name="P296"><text:span text:style-name="T808">CartaoCredito: Entidade que armazena os dados de um cartão de crédito.</text:span><text:span text:style-name="T809"/></text:p>
          </table:table-cell>
        </table:table-row>
      </table:table>
      <text:p text:style-name="P298"><text:span text:style-name="T809"/></text:p>
      <table:table table:style-name="Table30">
        <table:table-column table:style-name="TableColumn3000"/>
        <table:table-column table:style-name="TableColumn3001"/>
        <table:table-column table:style-name="TableColumn3002"/>
        <table:table-column table:style-name="TableColumn3003"/>
        <table:table-column table:style-name="TableColumn3004"/>
        <table:table-row table:style-name="TableRow3000">
          <table:table-cell table:style-name="TableCell300000">
            <text:p text:style-name="P300"><text:span text:style-name="T810">Atributo</text:span><text:span text:style-name="T811"/></text:p>
          </table:table-cell>
          <table:table-cell table:style-name="TableCell300001">
            <text:p text:style-name="P300"><text:span text:style-name="T812">Descrição</text:span><text:span text:style-name="T813"/></text:p>
          </table:table-cell>
          <table:table-cell table:style-name="TableCell300002">
            <text:p text:style-name="P300"><text:span text:style-name="T814">Tipo</text:span><text:span text:style-name="T815"/></text:p>
          </table:table-cell>
          <table:table-cell table:style-name="TableCell300003">
            <text:p text:style-name="P300"><text:span text:style-name="T816">Domínio</text:span><text:span text:style-name="T817"/></text:p>
          </table:table-cell>
          <table:table-cell table:style-name="TableCell300004">
            <text:p text:style-name="P300"><text:span text:style-name="T818">Restrição</text:span><text:span text:style-name="T819"/></text:p>
          </table:table-cell>
        </table:table-row>
        <table:table-row table:style-name="TableRow3001">
          <table:table-cell table:style-name="TableCell300100">
            <text:p text:style-name="P303"><text:span text:style-name="T820">Numero</text:span><text:span text:style-name="T821"/></text:p>
          </table:table-cell>
          <table:table-cell table:style-name="TableCell300101">
            <text:p text:style-name="P303"><text:span text:style-name="T822">Representa o número</text:span><text:span text:style-name="T823"/></text:p>
          </table:table-cell>
          <table:table-cell table:style-name="TableCell300102">
            <text:p text:style-name="P303"><text:span text:style-name="T824">String(16)</text:span><text:span text:style-name="T825"/></text:p>
          </table:table-cell>
          <table:table-cell table:style-name="TableCell300103">
            <text:p text:style-name="P303"><text:span text:style-name="T826">String(16)</text:span><text:span text:style-name="T827"/></text:p>
          </table:table-cell>
          <table:table-cell table:style-name="TableCell300104">
            <text:p text:style-name="P303"><text:span text:style-name="T828">Chave Primária</text:span><text:span text:style-name="T829"/></text:p>
          </table:table-cell>
        </table:table-row>
        <table:table-row table:style-name="TableRow3002">
          <table:table-cell table:style-name="TableCell300200">
            <text:p text:style-name="P306"><text:span text:style-name="T830">Bandeira</text:span><text:span text:style-name="T831"/></text:p>
          </table:table-cell>
          <table:table-cell table:style-name="TableCell300201">
            <text:p text:style-name="P306"><text:span text:style-name="T832">Representa a bandeira do cartão</text:span><text:span text:style-name="T833"/></text:p>
          </table:table-cell>
          <table:table-cell table:style-name="TableCell300202">
            <text:p text:style-name="P306"><text:span text:style-name="T834">String(16)</text:span><text:span text:style-name="T835"/></text:p>
          </table:table-cell>
          <table:table-cell table:style-name="TableCell300203">
            <text:p text:style-name="P306"><text:span text:style-name="T836">String(16)</text:span><text:span text:style-name="T837"/></text:p>
          </table:table-cell>
          <table:table-cell table:style-name="TableCell300204">
            <text:p text:style-name="P306"><text:span text:style-name="T838">Não nulo</text:span><text:span text:style-name="T839"/></text:p>
          </table:table-cell>
        </table:table-row>
      </table:table>
      <text:p text:style-name="P308"><text:span text:style-name="T840">Tabela14<text:s/></text:span><text:span text:style-name="T841">–</text:span><text:span text:style-name="T842"><text:s/>Entidade CARTAOCREDITO</text:span></text:p>
      <text:p text:style-name="P308"><text:span text:style-name="T842"/></text:p>
      <table:table table:style-name="Table31">
        <table:table-column table:style-name="TableColumn3100"/>
        <table:table-row table:style-name="TableRow3100">
          <table:table-cell table:style-name="TableCell310000">
            <text:p text:style-name="P310"><text:span text:style-name="T844">VendaCartao: Relação entre Venda e CartaoCredito que armazena os dados de uma venda parcelada.</text:span><text:span text:style-name="T845"/></text:p>
          </table:table-cell>
        </table:table-row>
      </table:table>
      <text:p text:style-name="P312"><text:span text:style-name="T845"/></text:p>
      <table:table table:style-name="Table32">
        <table:table-column table:style-name="TableColumn3200"/>
        <table:table-column table:style-name="TableColumn3201"/>
        <table:table-column table:style-name="TableColumn3202"/>
        <table:table-column table:style-name="TableColumn3203"/>
        <table:table-column table:style-name="TableColumn3204"/>
        <table:table-row table:style-name="TableRow3200">
          <table:table-cell table:style-name="TableCell320000">
            <text:p text:style-name="P314"><text:span text:style-name="T846">Atributo</text:span><text:span text:style-name="T847"/></text:p>
          </table:table-cell>
          <table:table-cell table:style-name="TableCell320001">
            <text:p text:style-name="P314"><text:span text:style-name="T848">Descrição</text:span><text:span text:style-name="T849"/></text:p>
          </table:table-cell>
          <table:table-cell table:style-name="TableCell320002">
            <text:p text:style-name="P314"><text:span text:style-name="T850">Tipo</text:span><text:span text:style-name="T851"/></text:p>
          </table:table-cell>
          <table:table-cell table:style-name="TableCell320003">
            <text:p text:style-name="P314"><text:span text:style-name="T852">Domínio</text:span><text:span text:style-name="T853"/></text:p>
          </table:table-cell>
          <table:table-cell table:style-name="TableCell320004">
            <text:p text:style-name="P314"><text:span text:style-name="T854">Restrição</text:span><text:span text:style-name="T855"/></text:p>
          </table:table-cell>
        </table:table-row>
        <table:table-row table:style-name="TableRow3201">
          <table:table-cell table:style-name="TableCell320100">
            <text:p text:style-name="P317"><text:span text:style-name="T856">NumCartao</text:span><text:span text:style-name="T857"/></text:p>
          </table:table-cell>
          <table:table-cell table:style-name="TableCell320101">
            <text:p text:style-name="P317"><text:span text:style-name="T858">Representa o número do cartão</text:span><text:span text:style-name="T859"/></text:p>
          </table:table-cell>
          <table:table-cell table:style-name="TableCell320102">
            <text:p text:style-name="P317"><text:span text:style-name="T860">String(16)</text:span><text:span text:style-name="T861"/></text:p>
          </table:table-cell>
          <table:table-cell table:style-name="TableCell320103">
            <text:p text:style-name="P317"><text:span text:style-name="T862">String(16)</text:span><text:span text:style-name="T863"/></text:p>
          </table:table-cell>
          <table:table-cell table:style-name="TableCell320104">
            <text:p text:style-name="P317"><text:span text:style-name="T864">Chave Estrangeira referenciando NUMERO em CARTAOCREDITO</text:span><text:span text:style-name="T865"/></text:p>
          </table:table-cell>
        </table:table-row>
        <table:table-row table:style-name="TableRow3202">
          <table:table-cell table:style-name="TableCell320200">
            <text:p text:style-name="P320"><text:span text:style-name="T866">CodVenda</text:span><text:span text:style-name="T867"/></text:p>
          </table:table-cell>
          <table:table-cell table:style-name="TableCell320201">
            <text:p text:style-name="P320"><text:span text:style-name="T868">Representa o código da venda</text:span><text:span text:style-name="T869"/></text:p>
          </table:table-cell>
          <table:table-cell table:style-name="TableCell320202">
            <text:p text:style-name="P320"><text:span text:style-name="T870">Integer</text:span><text:span text:style-name="T871"/></text:p>
          </table:table-cell>
          <table:table-cell table:style-name="TableCell320203">
            <text:p text:style-name="P320"><text:span text:style-name="T872">Integer</text:span><text:span text:style-name="T873"/></text:p>
          </table:table-cell>
          <table:table-cell table:style-name="TableCell320204">
            <text:p text:style-name="P320"><text:span text:style-name="T874">Chave Estrangeira referenciando CODVENDA em VENDA</text:span><text:span text:style-name="T875"/></text:p>
          </table:table-cell>
        </table:table-row>
        <table:table-row table:style-name="TableRow3203">
          <table:table-cell table:style-name="TableCell320300">
            <text:p text:style-name="P323"><text:span text:style-name="T876">NumParcelas</text:span><text:span text:style-name="T877"/></text:p>
          </table:table-cell>
          <table:table-cell table:style-name="TableCell320301">
            <text:p text:style-name="P323"><text:span text:style-name="T877">Representa o número de parcelas da venda no cartão</text:span></text:p>
          </table:table-cell>
          <table:table-cell table:style-name="TableCell320302">
            <text:p text:style-name="P323"><text:span text:style-name="T877">Integer</text:span></text:p>
          </table:table-cell>
          <table:table-cell table:style-name="TableCell320303">
            <text:p text:style-name="P323"><text:span text:style-name="T877">Integer</text:span></text:p>
          </table:table-cell>
          <table:table-cell table:style-name="TableCell320304">
            <text:p text:style-name="P323"><text:span text:style-name="T877">Não nulo</text:span></text:p>
          </table:table-cell>
        </table:table-row>
      </table:table>
      <text:p text:style-name="P325"><text:span text:style-name="T878">Tabela15<text:s/></text:span><text:span text:style-name="T879">–</text:span><text:span text:style-name="T880"><text:s/>Entidade VENDACARTAO</text:span></text:p>
      <text:p text:style-name="P326"><text:span text:style-name="T8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